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3.97cm" fo:margin-left="-0.191cm" fo:margin-top="0cm" fo:margin-bottom="0cm" table:align="left" style:writing-mode="lr-tb"/>
    </style:style>
    <style:style style:name="Table1.A" style:family="table-column">
      <style:table-column-properties style:column-width="4.657cm"/>
    </style:style>
    <style:style style:name="Table1.1" style:family="table-row">
      <style:table-row-properties fo:keep-together="auto"/>
    </style:style>
    <style:style style:name="Table1.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C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C4" style:family="table-cell">
      <style:table-cell-properties fo:padding-left="0.191cm" fo:padding-right="0.191cm" fo:padding-top="0cm" fo:padding-bottom="0cm" fo:border="none" style:writing-mode="lr-tb"/>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C5" style:family="table-cell">
      <style:table-cell-properties fo:padding-left="0.191cm" fo:padding-right="0.191cm" fo:padding-top="0cm" fo:padding-bottom="0cm" fo:border="none" style:writing-mode="lr-tb"/>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C6" style:family="table-cell">
      <style:table-cell-properties fo:padding-left="0.191cm" fo:padding-right="0.191cm" fo:padding-top="0cm" fo:padding-bottom="0cm" fo:border="none" style:writing-mode="lr-tb"/>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C7" style:family="table-cell">
      <style:table-cell-properties fo:padding-left="0.191cm" fo:padding-right="0.191cm" fo:padding-top="0cm" fo:padding-bottom="0cm" fo:border="none" style:writing-mode="lr-tb"/>
    </style:style>
    <style:style style:name="Table2" style:family="table">
      <style:table-properties style:width="13.97cm" fo:margin-left="-0.191cm" fo:margin-top="0cm" fo:margin-bottom="0cm" table:align="left" style:writing-mode="lr-tb"/>
    </style:style>
    <style:style style:name="Table2.A" style:family="table-column">
      <style:table-column-properties style:column-width="4.657cm"/>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2.A2" style:family="table-cell">
      <style:table-cell-properties fo:padding-left="0.191cm" fo:padding-right="0.191cm" fo:padding-top="0cm" fo:padding-bottom="0cm" fo:border="none" style:writing-mode="lr-tb"/>
    </style:style>
    <style:style style:name="Table2.B2" style:family="table-cell">
      <style:table-cell-properties fo:padding-left="0.191cm" fo:padding-right="0.191cm" fo:padding-top="0cm" fo:padding-bottom="0cm" fo:border="none" style:writing-mode="lr-tb"/>
    </style:style>
    <style:style style:name="Table2.C2" style:family="table-cell">
      <style:table-cell-properties fo:padding-left="0.191cm" fo:padding-right="0.191cm" fo:padding-top="0cm" fo:padding-bottom="0cm" fo:border="none" style:writing-mode="lr-tb"/>
    </style:style>
    <style:style style:name="Table2.A3" style:family="table-cell">
      <style:table-cell-properties fo:padding-left="0.191cm" fo:padding-right="0.191cm" fo:padding-top="0cm" fo:padding-bottom="0cm" fo:border="none" style:writing-mode="lr-tb"/>
    </style:style>
    <style:style style:name="Table2.B3" style:family="table-cell">
      <style:table-cell-properties fo:padding-left="0.191cm" fo:padding-right="0.191cm" fo:padding-top="0cm" fo:padding-bottom="0cm" fo:border="none" style:writing-mode="lr-tb"/>
    </style:style>
    <style:style style:name="Table2.C3" style:family="table-cell">
      <style:table-cell-properties fo:padding-left="0.191cm" fo:padding-right="0.191cm" fo:padding-top="0cm" fo:padding-bottom="0cm" fo:border="none" style:writing-mode="lr-tb"/>
    </style:style>
    <style:style style:name="Table2.A4" style:family="table-cell">
      <style:table-cell-properties fo:padding-left="0.191cm" fo:padding-right="0.191cm" fo:padding-top="0cm" fo:padding-bottom="0cm" fo:border="none" style:writing-mode="lr-tb"/>
    </style:style>
    <style:style style:name="Table2.B4" style:family="table-cell">
      <style:table-cell-properties fo:padding-left="0.191cm" fo:padding-right="0.191cm" fo:padding-top="0cm" fo:padding-bottom="0cm" fo:border="none" style:writing-mode="lr-tb"/>
    </style:style>
    <style:style style:name="Table2.C4" style:family="table-cell">
      <style:table-cell-properties fo:padding-left="0.191cm" fo:padding-right="0.191cm" fo:padding-top="0cm" fo:padding-bottom="0cm" fo:border="none" style:writing-mode="lr-tb"/>
    </style:style>
    <style:style style:name="Table2.A5" style:family="table-cell">
      <style:table-cell-properties fo:padding-left="0.191cm" fo:padding-right="0.191cm" fo:padding-top="0cm" fo:padding-bottom="0cm" fo:border="none" style:writing-mode="lr-tb"/>
    </style:style>
    <style:style style:name="Table2.B5" style:family="table-cell">
      <style:table-cell-properties fo:padding-left="0.191cm" fo:padding-right="0.191cm" fo:padding-top="0cm" fo:padding-bottom="0cm" fo:border="none" style:writing-mode="lr-tb"/>
    </style:style>
    <style:style style:name="Table2.C5" style:family="table-cell">
      <style:table-cell-properties fo:padding-left="0.191cm" fo:padding-right="0.191cm" fo:padding-top="0cm" fo:padding-bottom="0cm" fo:border="none" style:writing-mode="lr-tb"/>
    </style:style>
    <style:style style:name="Table2.A6" style:family="table-cell">
      <style:table-cell-properties fo:padding-left="0.191cm" fo:padding-right="0.191cm" fo:padding-top="0cm" fo:padding-bottom="0cm" fo:border="none" style:writing-mode="lr-tb"/>
    </style:style>
    <style:style style:name="Table2.B6" style:family="table-cell">
      <style:table-cell-properties fo:padding-left="0.191cm" fo:padding-right="0.191cm" fo:padding-top="0cm" fo:padding-bottom="0cm" fo:border="none" style:writing-mode="lr-tb"/>
    </style:style>
    <style:style style:name="Table2.C6" style:family="table-cell">
      <style:table-cell-properties fo:padding-left="0.191cm" fo:padding-right="0.191cm" fo:padding-top="0cm" fo:padding-bottom="0cm" fo:border="none" style:writing-mode="lr-tb"/>
    </style:style>
    <style:style style:name="Table2.A7" style:family="table-cell">
      <style:table-cell-properties fo:padding-left="0.191cm" fo:padding-right="0.191cm" fo:padding-top="0cm" fo:padding-bottom="0cm" fo:border="none" style:writing-mode="lr-tb"/>
    </style:style>
    <style:style style:name="Table2.B7" style:family="table-cell">
      <style:table-cell-properties fo:padding-left="0.191cm" fo:padding-right="0.191cm" fo:padding-top="0cm" fo:padding-bottom="0cm" fo:border="none" style:writing-mode="lr-tb"/>
    </style:style>
    <style:style style:name="Table2.C7" style:family="table-cell">
      <style:table-cell-properties fo:padding-left="0.191cm" fo:padding-right="0.191cm" fo:padding-top="0cm" fo:padding-bottom="0cm" fo:border="none" style:writing-mode="lr-tb"/>
    </style:style>
    <style:style style:name="Table3" style:family="table">
      <style:table-properties style:width="13.97cm" fo:margin-left="-0.191cm" fo:margin-top="0cm" fo:margin-bottom="0cm" table:align="left" style:writing-mode="lr-tb"/>
    </style:style>
    <style:style style:name="Table3.A" style:family="table-column">
      <style:table-column-properties style:column-width="4.657cm"/>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4" style:family="table">
      <style:table-properties style:width="13.97cm" fo:margin-left="-0.191cm" fo:margin-top="0cm" fo:margin-bottom="0cm" table:align="left" style:writing-mode="lr-tb"/>
    </style:style>
    <style:style style:name="Table4.A" style:family="table-column">
      <style:table-column-properties style:column-width="4.657cm"/>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A7" style:family="table-cell">
      <style:table-cell-properties fo:padding-left="0.191cm" fo:padding-right="0.191cm" fo:padding-top="0cm" fo:padding-bottom="0cm" fo:border="none" style:writing-mode="lr-tb"/>
    </style:style>
    <style:style style:name="Table4.B7" style:family="table-cell">
      <style:table-cell-properties fo:padding-left="0.191cm" fo:padding-right="0.191cm" fo:padding-top="0cm" fo:padding-bottom="0cm" fo:border="none" style:writing-mode="lr-tb"/>
    </style:style>
    <style:style style:name="Table4.C7" style:family="table-cell">
      <style:table-cell-properties fo:padding-left="0.191cm" fo:padding-right="0.191cm" fo:padding-top="0cm" fo:padding-bottom="0cm" fo:border="none" style:writing-mode="lr-tb"/>
    </style:style>
    <style:style style:name="Table4.A8" style:family="table-cell">
      <style:table-cell-properties fo:padding-left="0.191cm" fo:padding-right="0.191cm" fo:padding-top="0cm" fo:padding-bottom="0cm" fo:border="none" style:writing-mode="lr-tb"/>
    </style:style>
    <style:style style:name="Table4.B8" style:family="table-cell">
      <style:table-cell-properties fo:padding-left="0.191cm" fo:padding-right="0.191cm" fo:padding-top="0cm" fo:padding-bottom="0cm" fo:border="none" style:writing-mode="lr-tb"/>
    </style:style>
    <style:style style:name="Table4.C8" style:family="table-cell">
      <style:table-cell-properties fo:padding-left="0.191cm" fo:padding-right="0.191cm" fo:padding-top="0cm" fo:padding-bottom="0cm" fo:border="none" style:writing-mode="lr-tb"/>
    </style:style>
    <style:style style:name="Table5" style:family="table">
      <style:table-properties style:width="13.97cm" fo:margin-left="-0.191cm" fo:margin-top="0cm" fo:margin-bottom="0cm" table:align="left" style:writing-mode="lr-tb"/>
    </style:style>
    <style:style style:name="Table5.A" style:family="table-column">
      <style:table-column-properties style:column-width="4.657cm"/>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A6" style:family="table-cell">
      <style:table-cell-properties fo:padding-left="0.191cm" fo:padding-right="0.191cm" fo:padding-top="0cm" fo:padding-bottom="0cm" fo:border="none" style:writing-mode="lr-tb"/>
    </style:style>
    <style:style style:name="Table5.B6" style:family="table-cell">
      <style:table-cell-properties fo:padding-left="0.191cm" fo:padding-right="0.191cm" fo:padding-top="0cm" fo:padding-bottom="0cm" fo:border="none" style:writing-mode="lr-tb"/>
    </style:style>
    <style:style style:name="Table5.C6" style:family="table-cell">
      <style:table-cell-properties fo:padding-left="0.191cm" fo:padding-right="0.191cm" fo:padding-top="0cm" fo:padding-bottom="0cm" fo:border="none" style:writing-mode="lr-tb"/>
    </style:style>
    <style:style style:name="Table5.A7" style:family="table-cell">
      <style:table-cell-properties fo:padding-left="0.191cm" fo:padding-right="0.191cm" fo:padding-top="0cm" fo:padding-bottom="0cm" fo:border="none" style:writing-mode="lr-tb"/>
    </style:style>
    <style:style style:name="Table5.B7" style:family="table-cell">
      <style:table-cell-properties fo:padding-left="0.191cm" fo:padding-right="0.191cm" fo:padding-top="0cm" fo:padding-bottom="0cm" fo:border="none" style:writing-mode="lr-tb"/>
    </style:style>
    <style:style style:name="Table5.C7" style:family="table-cell">
      <style:table-cell-properties fo:padding-left="0.191cm" fo:padding-right="0.191cm" fo:padding-top="0cm" fo:padding-bottom="0cm" fo:border="none" style:writing-mode="lr-tb"/>
    </style:style>
    <style:style style:name="Table6" style:family="table">
      <style:table-properties style:width="13.97cm" fo:margin-left="-0.191cm" fo:margin-top="0cm" fo:margin-bottom="0cm" table:align="left" style:writing-mode="lr-tb"/>
    </style:style>
    <style:style style:name="Table6.A" style:family="table-column">
      <style:table-column-properties style:column-width="4.657cm"/>
    </style:style>
    <style:style style:name="Table6.1" style:family="table-row">
      <style:table-row-properties fo:keep-together="auto"/>
    </style:style>
    <style:style style:name="Table6.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6.A2" style:family="table-cell">
      <style:table-cell-properties fo:padding-left="0.191cm" fo:padding-right="0.191cm" fo:padding-top="0cm" fo:padding-bottom="0cm" fo:border="none" style:writing-mode="lr-tb"/>
    </style:style>
    <style:style style:name="Table6.B2" style:family="table-cell">
      <style:table-cell-properties fo:padding-left="0.191cm" fo:padding-right="0.191cm" fo:padding-top="0cm" fo:padding-bottom="0cm" fo:border="none" style:writing-mode="lr-tb"/>
    </style:style>
    <style:style style:name="Table6.C2" style:family="table-cell">
      <style:table-cell-properties fo:padding-left="0.191cm" fo:padding-right="0.191cm" fo:padding-top="0cm" fo:padding-bottom="0cm" fo:border="none" style:writing-mode="lr-tb"/>
    </style:style>
    <style:style style:name="Table6.A3" style:family="table-cell">
      <style:table-cell-properties fo:padding-left="0.191cm" fo:padding-right="0.191cm" fo:padding-top="0cm" fo:padding-bottom="0cm" fo:border="none" style:writing-mode="lr-tb"/>
    </style:style>
    <style:style style:name="Table6.B3" style:family="table-cell">
      <style:table-cell-properties fo:padding-left="0.191cm" fo:padding-right="0.191cm" fo:padding-top="0cm" fo:padding-bottom="0cm" fo:border="none" style:writing-mode="lr-tb"/>
    </style:style>
    <style:style style:name="Table6.C3" style:family="table-cell">
      <style:table-cell-properties fo:padding-left="0.191cm" fo:padding-right="0.191cm" fo:padding-top="0cm" fo:padding-bottom="0cm" fo:border="none" style:writing-mode="lr-tb"/>
    </style:style>
    <style:style style:name="Table6.A4" style:family="table-cell">
      <style:table-cell-properties fo:padding-left="0.191cm" fo:padding-right="0.191cm" fo:padding-top="0cm" fo:padding-bottom="0cm" fo:border="none" style:writing-mode="lr-tb"/>
    </style:style>
    <style:style style:name="Table6.B4" style:family="table-cell">
      <style:table-cell-properties fo:padding-left="0.191cm" fo:padding-right="0.191cm" fo:padding-top="0cm" fo:padding-bottom="0cm" fo:border="none" style:writing-mode="lr-tb"/>
    </style:style>
    <style:style style:name="Table6.C4" style:family="table-cell">
      <style:table-cell-properties fo:padding-left="0.191cm" fo:padding-right="0.191cm" fo:padding-top="0cm" fo:padding-bottom="0cm" fo:border="none" style:writing-mode="lr-tb"/>
    </style:style>
    <style:style style:name="Table6.A5" style:family="table-cell">
      <style:table-cell-properties fo:padding-left="0.191cm" fo:padding-right="0.191cm" fo:padding-top="0cm" fo:padding-bottom="0cm" fo:border="none" style:writing-mode="lr-tb"/>
    </style:style>
    <style:style style:name="Table6.B5" style:family="table-cell">
      <style:table-cell-properties fo:padding-left="0.191cm" fo:padding-right="0.191cm" fo:padding-top="0cm" fo:padding-bottom="0cm" fo:border="none" style:writing-mode="lr-tb"/>
    </style:style>
    <style:style style:name="Table6.C5" style:family="table-cell">
      <style:table-cell-properties fo:padding-left="0.191cm" fo:padding-right="0.191cm" fo:padding-top="0cm" fo:padding-bottom="0cm" fo:border="none" style:writing-mode="lr-tb"/>
    </style:style>
    <style:style style:name="Table7" style:family="table">
      <style:table-properties style:width="13.97cm" fo:margin-left="-0.191cm" fo:margin-top="0cm" fo:margin-bottom="0cm" table:align="left" style:writing-mode="lr-tb"/>
    </style:style>
    <style:style style:name="Table7.A" style:family="table-column">
      <style:table-column-properties style:column-width="6.985cm"/>
    </style:style>
    <style:style style:name="Table7.B" style:family="table-column">
      <style:table-column-properties style:column-width="6.983cm"/>
    </style:style>
    <style:style style:name="Table7.1" style:family="table-row">
      <style:table-row-properties fo:keep-together="auto"/>
    </style:style>
    <style:style style:name="Table7.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7.A2" style:family="table-cell">
      <style:table-cell-properties fo:padding-left="0.191cm" fo:padding-right="0.191cm" fo:padding-top="0cm" fo:padding-bottom="0cm" fo:border="none" style:writing-mode="lr-tb"/>
    </style:style>
    <style:style style:name="Table7.B2" style:family="table-cell">
      <style:table-cell-properties fo:padding-left="0.191cm" fo:padding-right="0.191cm" fo:padding-top="0cm" fo:padding-bottom="0cm" fo:border="none" style:writing-mode="lr-tb"/>
    </style:style>
    <style:style style:name="Table7.A3" style:family="table-cell">
      <style:table-cell-properties fo:padding-left="0.191cm" fo:padding-right="0.191cm" fo:padding-top="0cm" fo:padding-bottom="0cm" fo:border="none" style:writing-mode="lr-tb"/>
    </style:style>
    <style:style style:name="Table7.B3" style:family="table-cell">
      <style:table-cell-properties fo:padding-left="0.191cm" fo:padding-right="0.191cm" fo:padding-top="0cm" fo:padding-bottom="0cm" fo:border="none" style:writing-mode="lr-tb"/>
    </style:style>
    <style:style style:name="Table7.A4" style:family="table-cell">
      <style:table-cell-properties fo:padding-left="0.191cm" fo:padding-right="0.191cm" fo:padding-top="0cm" fo:padding-bottom="0cm" fo:border="none" style:writing-mode="lr-tb"/>
    </style:style>
    <style:style style:name="Table7.B4" style:family="table-cell">
      <style:table-cell-properties fo:padding-left="0.191cm" fo:padding-right="0.191cm" fo:padding-top="0cm" fo:padding-bottom="0cm" fo:border="none" style:writing-mode="lr-tb"/>
    </style:style>
    <style:style style:name="Table7.A5" style:family="table-cell">
      <style:table-cell-properties fo:padding-left="0.191cm" fo:padding-right="0.191cm" fo:padding-top="0cm" fo:padding-bottom="0cm" fo:border="none" style:writing-mode="lr-tb"/>
    </style:style>
    <style:style style:name="Table7.B5" style:family="table-cell">
      <style:table-cell-properties fo:padding-left="0.191cm" fo:padding-right="0.191cm" fo:padding-top="0cm" fo:padding-bottom="0cm" fo:border="none" style:writing-mode="lr-tb"/>
    </style:style>
    <style:style style:name="Table8" style:family="table">
      <style:table-properties style:width="13.97cm" fo:margin-left="-0.191cm" fo:margin-top="0cm" fo:margin-bottom="0cm" table:align="left" style:writing-mode="lr-tb"/>
    </style:style>
    <style:style style:name="Table8.A" style:family="table-column">
      <style:table-column-properties style:column-width="4.657cm"/>
    </style:style>
    <style:style style:name="Table8.1" style:family="table-row">
      <style:table-row-properties fo:keep-together="auto"/>
    </style:style>
    <style:style style:name="Table8.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8.A2" style:family="table-cell">
      <style:table-cell-properties fo:padding-left="0.191cm" fo:padding-right="0.191cm" fo:padding-top="0cm" fo:padding-bottom="0cm" fo:border="none" style:writing-mode="lr-tb"/>
    </style:style>
    <style:style style:name="Table8.B2" style:family="table-cell">
      <style:table-cell-properties fo:padding-left="0.191cm" fo:padding-right="0.191cm" fo:padding-top="0cm" fo:padding-bottom="0cm" fo:border="none" style:writing-mode="lr-tb"/>
    </style:style>
    <style:style style:name="Table8.C2" style:family="table-cell">
      <style:table-cell-properties fo:padding-left="0.191cm" fo:padding-right="0.191cm" fo:padding-top="0cm" fo:padding-bottom="0cm" fo:border="none" style:writing-mode="lr-tb"/>
    </style:style>
    <style:style style:name="Table8.A3" style:family="table-cell">
      <style:table-cell-properties fo:padding-left="0.191cm" fo:padding-right="0.191cm" fo:padding-top="0cm" fo:padding-bottom="0cm" fo:border="none" style:writing-mode="lr-tb"/>
    </style:style>
    <style:style style:name="Table8.B3" style:family="table-cell">
      <style:table-cell-properties fo:padding-left="0.191cm" fo:padding-right="0.191cm" fo:padding-top="0cm" fo:padding-bottom="0cm" fo:border="none" style:writing-mode="lr-tb"/>
    </style:style>
    <style:style style:name="Table8.C3" style:family="table-cell">
      <style:table-cell-properties fo:padding-left="0.191cm" fo:padding-right="0.191cm" fo:padding-top="0cm" fo:padding-bottom="0cm" fo:border="none" style:writing-mode="lr-tb"/>
    </style:style>
    <style:style style:name="Table8.A4" style:family="table-cell">
      <style:table-cell-properties fo:padding-left="0.191cm" fo:padding-right="0.191cm" fo:padding-top="0cm" fo:padding-bottom="0cm" fo:border="none" style:writing-mode="lr-tb"/>
    </style:style>
    <style:style style:name="Table8.B4" style:family="table-cell">
      <style:table-cell-properties fo:padding-left="0.191cm" fo:padding-right="0.191cm" fo:padding-top="0cm" fo:padding-bottom="0cm" fo:border="none" style:writing-mode="lr-tb"/>
    </style:style>
    <style:style style:name="Table8.C4" style:family="table-cell">
      <style:table-cell-properties fo:padding-left="0.191cm" fo:padding-right="0.191cm" fo:padding-top="0cm" fo:padding-bottom="0cm" fo:border="none" style:writing-mode="lr-tb"/>
    </style:style>
    <style:style style:name="Table8.A5" style:family="table-cell">
      <style:table-cell-properties fo:padding-left="0.191cm" fo:padding-right="0.191cm" fo:padding-top="0cm" fo:padding-bottom="0cm" fo:border="none" style:writing-mode="lr-tb"/>
    </style:style>
    <style:style style:name="Table8.B5" style:family="table-cell">
      <style:table-cell-properties fo:padding-left="0.191cm" fo:padding-right="0.191cm" fo:padding-top="0cm" fo:padding-bottom="0cm" fo:border="none" style:writing-mode="lr-tb"/>
    </style:style>
    <style:style style:name="Table8.C5" style:family="table-cell">
      <style:table-cell-properties fo:padding-left="0.191cm" fo:padding-right="0.191cm" fo:padding-top="0cm" fo:padding-bottom="0cm" fo:border="none" style:writing-mode="lr-tb"/>
    </style:style>
    <style:style style:name="Table8.A6" style:family="table-cell">
      <style:table-cell-properties fo:padding-left="0.191cm" fo:padding-right="0.191cm" fo:padding-top="0cm" fo:padding-bottom="0cm" fo:border="none" style:writing-mode="lr-tb"/>
    </style:style>
    <style:style style:name="Table8.B6" style:family="table-cell">
      <style:table-cell-properties fo:padding-left="0.191cm" fo:padding-right="0.191cm" fo:padding-top="0cm" fo:padding-bottom="0cm" fo:border="none" style:writing-mode="lr-tb"/>
    </style:style>
    <style:style style:name="Table8.C6" style:family="table-cell">
      <style:table-cell-properties fo:padding-left="0.191cm" fo:padding-right="0.191cm" fo:padding-top="0cm" fo:padding-bottom="0cm" fo:border="none" style:writing-mode="lr-tb"/>
    </style:style>
    <style:style style:name="Table8.A7" style:family="table-cell">
      <style:table-cell-properties fo:padding-left="0.191cm" fo:padding-right="0.191cm" fo:padding-top="0cm" fo:padding-bottom="0cm" fo:border="none" style:writing-mode="lr-tb"/>
    </style:style>
    <style:style style:name="Table8.B7" style:family="table-cell">
      <style:table-cell-properties fo:padding-left="0.191cm" fo:padding-right="0.191cm" fo:padding-top="0cm" fo:padding-bottom="0cm" fo:border="none" style:writing-mode="lr-tb"/>
    </style:style>
    <style:style style:name="Table8.C7" style:family="table-cell">
      <style:table-cell-properties fo:padding-left="0.191cm" fo:padding-right="0.191cm" fo:padding-top="0cm" fo:padding-bottom="0cm" fo:border="none" style:writing-mode="lr-tb"/>
    </style:style>
    <style:style style:name="Table9" style:family="table">
      <style:table-properties style:width="13.97cm" fo:margin-left="-0.191cm" fo:margin-top="0cm" fo:margin-bottom="0cm" table:align="left" style:writing-mode="lr-tb"/>
    </style:style>
    <style:style style:name="Table9.A" style:family="table-column">
      <style:table-column-properties style:column-width="6.985cm"/>
    </style:style>
    <style:style style:name="Table9.B" style:family="table-column">
      <style:table-column-properties style:column-width="6.983cm"/>
    </style:style>
    <style:style style:name="Table9.1" style:family="table-row">
      <style:table-row-properties fo:keep-together="auto"/>
    </style:style>
    <style:style style:name="Table9.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9.A2" style:family="table-cell">
      <style:table-cell-properties fo:padding-left="0.191cm" fo:padding-right="0.191cm" fo:padding-top="0cm" fo:padding-bottom="0cm" fo:border="none" style:writing-mode="lr-tb"/>
    </style:style>
    <style:style style:name="Table9.B2" style:family="table-cell">
      <style:table-cell-properties fo:padding-left="0.191cm" fo:padding-right="0.191cm" fo:padding-top="0cm" fo:padding-bottom="0cm" fo:border="none" style:writing-mode="lr-tb"/>
    </style:style>
    <style:style style:name="Table9.A3" style:family="table-cell">
      <style:table-cell-properties fo:padding-left="0.191cm" fo:padding-right="0.191cm" fo:padding-top="0cm" fo:padding-bottom="0cm" fo:border="none" style:writing-mode="lr-tb"/>
    </style:style>
    <style:style style:name="Table9.B3" style:family="table-cell">
      <style:table-cell-properties fo:padding-left="0.191cm" fo:padding-right="0.191cm" fo:padding-top="0cm" fo:padding-bottom="0cm" fo:border="none" style:writing-mode="lr-tb"/>
    </style:style>
    <style:style style:name="Table9.A4" style:family="table-cell">
      <style:table-cell-properties fo:padding-left="0.191cm" fo:padding-right="0.191cm" fo:padding-top="0cm" fo:padding-bottom="0cm" fo:border="none" style:writing-mode="lr-tb"/>
    </style:style>
    <style:style style:name="Table9.B4" style:family="table-cell">
      <style:table-cell-properties fo:padding-left="0.191cm" fo:padding-right="0.191cm" fo:padding-top="0cm" fo:padding-bottom="0cm" fo:border="none" style:writing-mode="lr-tb"/>
    </style:style>
    <style:style style:name="Table9.A5" style:family="table-cell">
      <style:table-cell-properties fo:padding-left="0.191cm" fo:padding-right="0.191cm" fo:padding-top="0cm" fo:padding-bottom="0cm" fo:border="none" style:writing-mode="lr-tb"/>
    </style:style>
    <style:style style:name="Table9.B5" style:family="table-cell">
      <style:table-cell-properties fo:padding-left="0.191cm" fo:padding-right="0.191cm" fo:padding-top="0cm" fo:padding-bottom="0cm" fo:border="none" style:writing-mode="lr-tb"/>
    </style:style>
    <style:style style:name="Table9.A6" style:family="table-cell">
      <style:table-cell-properties fo:padding-left="0.191cm" fo:padding-right="0.191cm" fo:padding-top="0cm" fo:padding-bottom="0cm" fo:border="none" style:writing-mode="lr-tb"/>
    </style:style>
    <style:style style:name="Table9.B6" style:family="table-cell">
      <style:table-cell-properties fo:padding-left="0.191cm" fo:padding-right="0.191cm" fo:padding-top="0cm" fo:padding-bottom="0cm" fo:border="none" style:writing-mode="lr-tb"/>
    </style:style>
    <style:style style:name="Table9.A7" style:family="table-cell">
      <style:table-cell-properties fo:padding-left="0.191cm" fo:padding-right="0.191cm" fo:padding-top="0cm" fo:padding-bottom="0cm" fo:border="none" style:writing-mode="lr-tb"/>
    </style:style>
    <style:style style:name="Table9.B7" style:family="table-cell">
      <style:table-cell-properties fo:padding-left="0.191cm" fo:padding-right="0.191cm" fo:padding-top="0cm" fo:padding-bottom="0cm" fo:border="none" style:writing-mode="lr-tb"/>
    </style:style>
    <style:style style:name="P1" style:family="paragraph" style:parent-style-name="Compact">
      <style:paragraph-properties fo:text-align="start" style:justify-single-word="false" fo:orphans="2" fo:widows="2"/>
      <style:text-properties style:font-name="Aptos" fo:font-size="12pt" fo:language="en" fo:country="US" style:letter-kerning="false" style:font-name-asian="Aptos1" style:font-size-asian="12pt" style:language-asian="en" style:country-asian="US" style:font-name-complex="F" style:font-size-complex="12pt" style:language-complex="ar" style:country-complex="SA"/>
    </style:style>
    <style:style style:name="P2" style:family="paragraph" style:parent-style-name="Compact">
      <style:paragraph-properties fo:text-align="start" style:justify-single-word="false" fo:orphans="2" fo:widows="2"/>
    </style:style>
    <style:style style:name="P3" style:family="paragraph" style:parent-style-name="Compact" style:list-style-name="WWNum1001"/>
    <style:style style:name="P4" style:family="paragraph" style:parent-style-name="Compact" style:list-style-name="WWNum1002"/>
    <style:style style:name="P5" style:family="paragraph" style:parent-style-name="Compact" style:list-style-name="WWNum1003"/>
    <style:style style:name="P6" style:family="paragraph" style:parent-style-name="Compact" style:list-style-name="WWNum1004"/>
    <style:style style:name="P7" style:family="paragraph" style:parent-style-name="Compact" style:list-style-name="WWNum1005"/>
    <style:style style:name="P8" style:family="paragraph" style:parent-style-name="Compact" style:list-style-name="WWNum1006"/>
    <style:style style:name="P9" style:family="paragraph" style:parent-style-name="Compact" style:list-style-name="WWNum1007"/>
    <style:style style:name="P10" style:family="paragraph" style:parent-style-name="Compact" style:list-style-name="WWNum1008"/>
    <style:style style:name="P11" style:family="paragraph" style:parent-style-name="Compact" style:list-style-name="WWNum1009"/>
    <style:style style:name="P12" style:family="paragraph" style:parent-style-name="Compact" style:list-style-name="WWNum1010"/>
    <style:style style:name="P13" style:family="paragraph" style:parent-style-name="Compact" style:list-style-name="WWNum1011"/>
    <style:style style:name="P14" style:family="paragraph" style:parent-style-name="Compact" style:list-style-name="WWNum1012"/>
    <style:style style:name="P15" style:family="paragraph" style:parent-style-name="Compact" style:list-style-name="WWNum1013"/>
    <style:style style:name="P16" style:family="paragraph" style:parent-style-name="Compact" style:list-style-name="WWNum1014"/>
    <style:style style:name="P17" style:family="paragraph" style:parent-style-name="Compact" style:list-style-name="WWNum1015"/>
    <style:style style:name="P18" style:family="paragraph" style:parent-style-name="Compact" style:list-style-name="WWNum1016"/>
    <style:style style:name="P19" style:family="paragraph" style:parent-style-name="Compact" style:list-style-name="WWNum1018"/>
    <style:style style:name="P20" style:family="paragraph" style:parent-style-name="Compact" style:list-style-name="WWNum1019"/>
    <style:style style:name="P21" style:family="paragraph" style:parent-style-name="Compact" style:list-style-name="WWNum1020"/>
    <style:style style:name="P22" style:family="paragraph" style:parent-style-name="Compact" style:list-style-name="WWNum1021"/>
    <style:style style:name="P23" style:family="paragraph" style:parent-style-name="Compact" style:list-style-name="WWNum1022"/>
    <style:style style:name="P24" style:family="paragraph" style:parent-style-name="Compact" style:list-style-name="WWNum1023"/>
    <style:style style:name="P25" style:family="paragraph" style:parent-style-name="Contents_20_1">
      <style:paragraph-properties>
        <style:tab-stops>
          <style:tab-stop style:position="16.51cm" style:type="right" style:leader-style="dotted" style:leader-text="."/>
        </style:tab-stops>
      </style:paragraph-properties>
    </style:style>
    <style:style style:name="P26" style:family="paragraph" style:parent-style-name="Contents_20_2">
      <style:paragraph-properties>
        <style:tab-stops>
          <style:tab-stop style:position="16.51cm" style:type="right" style:leader-style="dotted" style:leader-text="."/>
        </style:tab-stops>
      </style:paragraph-properties>
    </style:style>
    <style:style style:name="P27" style:family="paragraph" style:parent-style-name="Contents_20_3">
      <style:paragraph-properties>
        <style:tab-stops>
          <style:tab-stop style:position="16.51cm" style:type="right" style:leader-style="dotted" style:leader-text="."/>
        </style:tab-stops>
      </style:paragraph-properties>
    </style:style>
    <style:style style:name="P28" style:family="paragraph" style:parent-style-name="Contents_20_4">
      <style:paragraph-properties>
        <style:tab-stops>
          <style:tab-stop style:position="16.51cm" style:type="right" style:leader-style="dotted" style:leader-text="."/>
        </style:tab-stops>
      </style:paragraph-properties>
    </style:style>
    <style:style style:name="P29" style:family="paragraph" style:parent-style-name="Standard" style:list-style-name="WWNum1017"/>
    <style:style style:name="P30" style:family="paragraph">
      <loext:graphic-properties draw:fill="solid" draw:fill-color="#ffffff"/>
      <style:paragraph-properties fo:text-align="center"/>
    </style:style>
    <style:style style:name="T1" style:family="text">
      <style:text-properties fo:font-weight="bold" style:font-weight-asian="bold" style:font-weight-complex="bold"/>
    </style:style>
    <style:style style:name="T2" style:family="text">
      <style:text-properties style:font-name="Aptos" fo:font-size="12pt" fo:language="en" fo:country="US" style:letter-kerning="false" style:font-name-asian="Aptos1" style:font-size-asian="12pt" style:language-asian="en" style:country-asian="US" style:font-name-complex="F" style:font-size-complex="12pt" style:language-complex="ar" style:country-complex="SA"/>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stroke-linejoin="round" svg:stroke-linecap="butt" draw:fill="solid" draw:fill-color="#ffffff"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720_3978247567" text:style-name="Index_20_Link" text:visited-style-name="Index_20_Link">Handheld Gaming Device File Systems &amp; Launching Methods Reference Guide<text:tab/>3</text:a></text:p>
          <text:p text:style-name="P26"><text:a xlink:type="simple" xlink:href="#__RefHeading___Toc1722_3978247567" text:style-name="Index_20_Link" text:visited-style-name="Index_20_Link">I. ANBERNIC DEVICES<text:tab/>3</text:a></text:p>
          <text:p text:style-name="P27"><text:a xlink:type="simple" xlink:href="#__RefHeading___Toc1724_3978247567" text:style-name="Index_20_Link" text:visited-style-name="Index_20_Link">A. Stock Firmware (H700 Chipset: RG35XX H, Plus, SP, 2024, RG28XX, RG34XX)<text:tab/>3</text:a></text:p>
          <text:p text:style-name="P28"><text:a xlink:type="simple" xlink:href="#__RefHeading___Toc1726_3978247567" text:style-name="Index_20_Link" text:visited-style-name="Index_20_Link">Directory Structure:<text:tab/>3</text:a></text:p>
          <text:p text:style-name="P28"><text:a xlink:type="simple" xlink:href="#__RefHeading___Toc1728_3978247567" text:style-name="Index_20_Link" text:visited-style-name="Index_20_Link">Launch Methods:<text:tab/>3</text:a></text:p>
          <text:p text:style-name="P27"><text:a xlink:type="simple" xlink:href="#__RefHeading___Toc1730_3978247567" text:style-name="Index_20_Link" text:visited-style-name="Index_20_Link">B. Modified Stock OS (cbepx-me modification)<text:tab/>4</text:a></text:p>
          <text:p text:style-name="P28"><text:a xlink:type="simple" xlink:href="#__RefHeading___Toc1732_3978247567" text:style-name="Index_20_Link" text:visited-style-name="Index_20_Link">Key Differences:<text:tab/>4</text:a></text:p>
          <text:p text:style-name="P27"><text:a xlink:type="simple" xlink:href="#__RefHeading___Toc1734_3978247567" text:style-name="Index_20_Link" text:visited-style-name="Index_20_Link">C. GarlicOS (RG35XX family)<text:tab/>4</text:a></text:p>
          <text:p text:style-name="P28"><text:a xlink:type="simple" xlink:href="#__RefHeading___Toc1736_3978247567" text:style-name="Index_20_Link" text:visited-style-name="Index_20_Link">Directory Structure:<text:tab/>4</text:a></text:p>
          <text:p text:style-name="P28"><text:a xlink:type="simple" xlink:href="#__RefHeading___Toc1738_3978247567" text:style-name="Index_20_Link" text:visited-style-name="Index_20_Link">Ports Structure:<text:tab/>4</text:a></text:p>
          <text:p text:style-name="P27"><text:a xlink:type="simple" xlink:href="#__RefHeading___Toc1740_3978247567" text:style-name="Index_20_Link" text:visited-style-name="Index_20_Link">D. Knulli (Batocera fork - Multi-device)<text:tab/>4</text:a></text:p>
          <text:p text:style-name="P28"><text:a xlink:type="simple" xlink:href="#__RefHeading___Toc1742_3978247567" text:style-name="Index_20_Link" text:visited-style-name="Index_20_Link">Directory Structure:<text:tab/>4</text:a></text:p>
          <text:p text:style-name="P28"><text:a xlink:type="simple" xlink:href="#__RefHeading___Toc1744_3978247567" text:style-name="Index_20_Link" text:visited-style-name="Index_20_Link">Storage Behavior:<text:tab/>5</text:a></text:p>
          <text:p text:style-name="P28"><text:a xlink:type="simple" xlink:href="#__RefHeading___Toc1746_3978247567" text:style-name="Index_20_Link" text:visited-style-name="Index_20_Link">File System:<text:tab/>5</text:a></text:p>
          <text:p text:style-name="P28"><text:a xlink:type="simple" xlink:href="#__RefHeading___Toc1748_3978247567" text:style-name="Index_20_Link" text:visited-style-name="Index_20_Link">Port Launching:<text:tab/>5</text:a></text:p>
          <text:p text:style-name="P27"><text:a xlink:type="simple" xlink:href="#__RefHeading___Toc1750_3978247567" text:style-name="Index_20_Link" text:visited-style-name="Index_20_Link">E. muOS (H700 devices)<text:tab/>5</text:a></text:p>
          <text:p text:style-name="P28"><text:a xlink:type="simple" xlink:href="#__RefHeading___Toc1752_3978247567" text:style-name="Index_20_Link" text:visited-style-name="Index_20_Link">Directory Structure:<text:tab/>5</text:a></text:p>
          <text:p text:style-name="P28"><text:a xlink:type="simple" xlink:href="#__RefHeading___Toc1754_3978247567" text:style-name="Index_20_Link" text:visited-style-name="Index_20_Link">Artwork Structure (Detailed):<text:tab/>6</text:a></text:p>
          <text:p text:style-name="P28"><text:a xlink:type="simple" xlink:href="#__RefHeading___Toc1756_3978247567" text:style-name="Index_20_Link" text:visited-style-name="Index_20_Link">Archive/Update System:<text:tab/>6</text:a></text:p>
          <text:p text:style-name="P27"><text:a xlink:type="simple" xlink:href="#__RefHeading___Toc1758_3978247567" text:style-name="Index_20_Link" text:visited-style-name="Index_20_Link">F. Android Devices (RG353, RG405, RG505, RG556, etc.)<text:tab/>6</text:a></text:p>
          <text:p text:style-name="P28"><text:a xlink:type="simple" xlink:href="#__RefHeading___Toc1760_3978247567" text:style-name="Index_20_Link" text:visited-style-name="Index_20_Link">GammaOS (LineageOS 19.1 / Android 12):<text:tab/>6</text:a></text:p>
          <text:p text:style-name="P26"><text:a xlink:type="simple" xlink:href="#__RefHeading___Toc1762_3978247567" text:style-name="Index_20_Link" text:visited-style-name="Index_20_Link">II. TRIMUI DEVICES<text:tab/>7</text:a></text:p>
          <text:p text:style-name="P27"><text:a xlink:type="simple" xlink:href="#__RefHeading___Toc1764_3978247567" text:style-name="Index_20_Link" text:visited-style-name="Index_20_Link">A. TrimUI Smart Pro (Stock/Tina Linux)<text:tab/>7</text:a></text:p>
          <text:p text:style-name="P28"><text:a xlink:type="simple" xlink:href="#__RefHeading___Toc1766_3978247567" text:style-name="Index_20_Link" text:visited-style-name="Index_20_Link"><text:soft-page-break/>Directory Structure:<text:tab/>7</text:a></text:p>
          <text:p text:style-name="P28"><text:a xlink:type="simple" xlink:href="#__RefHeading___Toc1768_3978247567" text:style-name="Index_20_Link" text:visited-style-name="Index_20_Link">Path Reference (from device perspective):<text:tab/>7</text:a></text:p>
          <text:p text:style-name="P28"><text:a xlink:type="simple" xlink:href="#__RefHeading___Toc1770_3978247567" text:style-name="Index_20_Link" text:visited-style-name="Index_20_Link">Configuration Files:<text:tab/>7</text:a></text:p>
          <text:p text:style-name="P27"><text:a xlink:type="simple" xlink:href="#__RefHeading___Toc1772_3978247567" text:style-name="Index_20_Link" text:visited-style-name="Index_20_Link">B. TrimUI Smart Pro (CrossMix OS)<text:tab/>7</text:a></text:p>
          <text:p text:style-name="P27"><text:a xlink:type="simple" xlink:href="#__RefHeading___Toc1774_3978247567" text:style-name="Index_20_Link" text:visited-style-name="Index_20_Link">C. TrimUI Brick/Smart (MinUI)<text:tab/>8</text:a></text:p>
          <text:p text:style-name="P28"><text:a xlink:type="simple" xlink:href="#__RefHeading___Toc1776_3978247567" text:style-name="Index_20_Link" text:visited-style-name="Index_20_Link">Directory Structure:<text:tab/>8</text:a></text:p>
          <text:p text:style-name="P28"><text:a xlink:type="simple" xlink:href="#__RefHeading___Toc1778_3978247567" text:style-name="Index_20_Link" text:visited-style-name="Index_20_Link">PortMaster on MinUI:<text:tab/>8</text:a></text:p>
          <text:p text:style-name="P26"><text:a xlink:type="simple" xlink:href="#__RefHeading___Toc1780_3978247567" text:style-name="Index_20_Link" text:visited-style-name="Index_20_Link">III. PORT LAUNCHING METHODS<text:tab/>8</text:a></text:p>
          <text:p text:style-name="P27"><text:a xlink:type="simple" xlink:href="#__RefHeading___Toc1782_3978247567" text:style-name="Index_20_Link" text:visited-style-name="Index_20_Link">A. PortMaster (Universal Port Manager)<text:tab/>8</text:a></text:p>
          <text:p text:style-name="P28"><text:a xlink:type="simple" xlink:href="#__RefHeading___Toc1784_3978247567" text:style-name="Index_20_Link" text:visited-style-name="Index_20_Link">Installation Paths by Firmware:<text:tab/>8</text:a></text:p>
          <text:p text:style-name="P28"><text:a xlink:type="simple" xlink:href="#__RefHeading___Toc1786_3978247567" text:style-name="Index_20_Link" text:visited-style-name="Index_20_Link">Shell Script Structure (.sh files):<text:tab/>8</text:a></text:p>
          <text:p text:style-name="P28"><text:a xlink:type="simple" xlink:href="#__RefHeading___Toc1788_3978247567" text:style-name="Index_20_Link" text:visited-style-name="Index_20_Link">Installation Methods:<text:tab/>9</text:a></text:p>
          <text:p text:style-name="P28"><text:a xlink:type="simple" xlink:href="#__RefHeading___Toc1790_3978247567" text:style-name="Index_20_Link" text:visited-style-name="Index_20_Link">Game File Requirements:<text:tab/>9</text:a></text:p>
          <text:p text:style-name="P27"><text:a xlink:type="simple" xlink:href="#__RefHeading___Toc1792_3978247567" text:style-name="Index_20_Link" text:visited-style-name="Index_20_Link">B. Custom Shell Scripts (General Structure)<text:tab/>9</text:a></text:p>
          <text:p text:style-name="P26"><text:a xlink:type="simple" xlink:href="#__RefHeading___Toc1794_3978247567" text:style-name="Index_20_Link" text:visited-style-name="Index_20_Link">IV. SAVE FILE LOCATIONS<text:tab/>10</text:a></text:p>
          <text:p text:style-name="P27"><text:a xlink:type="simple" xlink:href="#__RefHeading___Toc1796_3978247567" text:style-name="Index_20_Link" text:visited-style-name="Index_20_Link">By Firmware:<text:tab/>10</text:a></text:p>
          <text:p text:style-name="P26"><text:a xlink:type="simple" xlink:href="#__RefHeading___Toc1798_3978247567" text:style-name="Index_20_Link" text:visited-style-name="Index_20_Link">V. COMMON PITFALLS &amp; COMPATIBILITY NOTES<text:tab/>10</text:a></text:p>
          <text:p text:style-name="P27"><text:a xlink:type="simple" xlink:href="#__RefHeading___Toc1800_3978247567" text:style-name="Index_20_Link" text:visited-style-name="Index_20_Link">File System Compatibility:<text:tab/>10</text:a></text:p>
          <text:p text:style-name="P27"><text:a xlink:type="simple" xlink:href="#__RefHeading___Toc1802_3978247567" text:style-name="Index_20_Link" text:visited-style-name="Index_20_Link">Image/Artwork Formats:<text:tab/>11</text:a></text:p>
          <text:p text:style-name="P27"><text:a xlink:type="simple" xlink:href="#__RefHeading___Toc1804_3978247567" text:style-name="Index_20_Link" text:visited-style-name="Index_20_Link">Cross-Firmware Compatibility:<text:tab/>11</text:a></text:p>
          <text:p text:style-name="P27"><text:a xlink:type="simple" xlink:href="#__RefHeading___Toc1806_3978247567" text:style-name="Index_20_Link" text:visited-style-name="Index_20_Link">Dual SD Card Setups:<text:tab/>11</text:a></text:p>
          <text:p text:style-name="P26"><text:a xlink:type="simple" xlink:href="#__RefHeading___Toc1808_3978247567" text:style-name="Index_20_Link" text:visited-style-name="Index_20_Link">VI. QUICK REFERENCE: PORTS FOLDER BY DEVICE<text:tab/>11</text:a></text:p>
        </text:index-body>
      </text:table-of-content>
      <text:p text:style-name="First_20_Paragraph"/>
      <text:p text:style-name="First_20_Paragraph"/>
      <text:p text:style-name="First_20_Paragraph"><text:soft-page-break/>I'll research comprehensive information about file system structures and game launching methods for these handheld gaming devices. Let me gather this information systematically.Let me search for more specific information about shell script configurations and port launching methods.Based on my research, I've compiled comprehensive information about file system structures and game launching methods for handheld gaming devices. Here's a structured reference guide:</text:p>
      <text:h text:style-name="Heading_20_1" text:outline-level="1"><text:bookmark-start text:name="Xd668f9e1e5b22bde6749031bc965b957ed58e38"/><text:bookmark-start text:name="__RefHeading___Toc1720_3978247567"/><text:span text:style-name="T1">Handheld Gaming Device File Systems &amp; Launching Methods Reference Guide</text:span><text:bookmark-end text:name="__RefHeading___Toc1720_3978247567"/></text:h>
      <text:h text:style-name="Heading_20_2" text:outline-level="2"><text:bookmark-start text:name="i.-anbernic-devices"/><text:bookmark-start text:name="__RefHeading___Toc1722_3978247567"/><text:span text:style-name="T1">I. ANBERNIC DEVICES</text:span><text:bookmark-end text:name="__RefHeading___Toc1722_3978247567"/></text:h>
      <text:h text:style-name="Heading_20_3" text:outline-level="3"><text:bookmark-start text:name="X1f408a09acfe1f7e596871881f14ccaa63f16f6"/><text:bookmark-start text:name="__RefHeading___Toc1724_3978247567"/><text:span text:style-name="T1">A. Stock Firmware (H700 Chipset: RG35XX H, Plus, SP, 2024, RG28XX, RG34XX)</text:span><text:bookmark-end text:name="__RefHeading___Toc1724_3978247567"/></text:h>
      <text:h text:style-name="Heading_20_4" text:outline-level="4"><text:bookmark-start text:name="directory-structure"/><text:bookmark-start text:name="__RefHeading___Toc1726_3978247567"/><text:span text:style-name="T1">Directory Structure:</text:span><text:bookmark-end text:name="__RefHeading___Toc1726_3978247567"/></text:h>
      <table:table table:name="Table1" table:style-name="Table1">
        <table:table-column table:style-name="Table1.A" table:number-columns-repeated="3"/>
        <table:table-header-rows>
          <table:table-row table:style-name="Table1.1">
            <table:table-cell table:style-name="Table1.A1" office:value-type="string">
              <text:p text:style-name="P1">Path Type</text:p>
            </table:table-cell>
            <table:table-cell table:style-name="Table1.A1" office:value-type="string">
              <text:p text:style-name="P1">Location</text:p>
            </table:table-cell>
            <table:table-cell table:style-name="Table1.A1" office:value-type="string">
              <text:p text:style-name="P1">Notes</text:p>
            </table:table-cell>
          </table:table-row>
        </table:table-header-rows>
        <table:table-row table:style-name="Table1.1">
          <table:table-cell table:style-name="Table1.A2" office:value-type="string">
            <text:p text:style-name="P1"><text:span text:style-name="T1">ROMs</text:span></text:p>
          </table:table-cell>
          <table:table-cell table:style-name="Table1.B2" office:value-type="string">
            <text:p text:style-name="P2"><text:span text:style-name="Verbatim_20_Char"><text:span text:style-name="T2">/Roms/[SYSTEM]/</text:span></text:span></text:p>
          </table:table-cell>
          <table:table-cell table:style-name="Table1.C2" office:value-type="string">
            <text:p text:style-name="P1">System folders (e.g., GBA, SNES, PS1)</text:p>
          </table:table-cell>
        </table:table-row>
        <table:table-row table:style-name="Table1.1">
          <table:table-cell table:style-name="Table1.A3" office:value-type="string">
            <text:p text:style-name="P1"><text:span text:style-name="T1">BIOS</text:span></text:p>
          </table:table-cell>
          <table:table-cell table:style-name="Table1.B3" office:value-type="string">
            <text:p text:style-name="P2"><text:span text:style-name="Verbatim_20_Char"><text:span text:style-name="T2">/BIOS/</text:span></text:span></text:p>
          </table:table-cell>
          <table:table-cell table:style-name="Table1.C3" office:value-type="string">
            <text:p text:style-name="P1">Root of ROM partition</text:p>
          </table:table-cell>
        </table:table-row>
        <table:table-row table:style-name="Table1.1">
          <table:table-cell table:style-name="Table1.A4" office:value-type="string">
            <text:p text:style-name="P1"><text:span text:style-name="T1">Saves (RetroArch)</text:span></text:p>
          </table:table-cell>
          <table:table-cell table:style-name="Table1.B4" office:value-type="string">
            <text:p text:style-name="P2"><text:span text:style-name="Verbatim_20_Char"><text:span text:style-name="T2">/save_ra/</text:span></text:span><text:span text:style-name="T2"> and </text:span><text:span text:style-name="Verbatim_20_Char"><text:span text:style-name="T2">/states_RA/Roms/[SYSTEM]/</text:span></text:span></text:p>
          </table:table-cell>
          <table:table-cell table:style-name="Table1.C4" office:value-type="string">
            <text:p text:style-name="P1">Two-card setup: on SD2</text:p>
          </table:table-cell>
        </table:table-row>
        <table:table-row table:style-name="Table1.1">
          <table:table-cell table:style-name="Table1.A5" office:value-type="string">
            <text:p text:style-name="P1"><text:span text:style-name="T1">RetroArch States</text:span></text:p>
          </table:table-cell>
          <table:table-cell table:style-name="Table1.B5" office:value-type="string">
            <text:p text:style-name="P2"><text:span text:style-name="Verbatim_20_Char"><text:span text:style-name="T2">/states_RA/Roms/xxx/</text:span></text:span></text:p>
          </table:table-cell>
          <table:table-cell table:style-name="Table1.C5" office:value-type="string">
            <text:p text:style-name="P1">xxx = system name</text:p>
          </table:table-cell>
        </table:table-row>
        <table:table-row table:style-name="Table1.1">
          <table:table-cell table:style-name="Table1.A6" office:value-type="string">
            <text:p text:style-name="P1"><text:span text:style-name="T1">Configuration</text:span></text:p>
          </table:table-cell>
          <table:table-cell table:style-name="Table1.B6" office:value-type="string">
            <text:p text:style-name="P2"><text:span text:style-name="Verbatim_20_Char"><text:span text:style-name="T2">/CFW/config/</text:span></text:span></text:p>
          </table:table-cell>
          <table:table-cell table:style-name="Table1.C6" office:value-type="string">
            <text:p text:style-name="P1">Contains coremapping.json</text:p>
          </table:table-cell>
        </table:table-row>
        <table:table-row table:style-name="Table1.1">
          <table:table-cell table:style-name="Table1.A7" office:value-type="string">
            <text:p text:style-name="P1"><text:span text:style-name="T1">Boxart/Images</text:span></text:p>
          </table:table-cell>
          <table:table-cell table:style-name="Table1.B7" office:value-type="string">
            <text:p text:style-name="P1">System-specific, limited support</text:p>
          </table:table-cell>
          <table:table-cell table:style-name="Table1.C7" office:value-type="string">
            <text:p text:style-name="P1"><text:bookmark-end text:name="directory-structure"/></text:p>
          </table:table-cell>
        </table:table-row>
      </table:table>
      <text:h text:style-name="Heading_20_4" text:outline-level="4"><text:bookmark-start text:name="__RefHeading___Toc1728_3978247567"/><text:span text:style-name="T1">Launch Methods:</text:span><text:bookmark-end text:name="__RefHeading___Toc1728_3978247567"/></text:h>
      <text:list text:style-name="WWNum1001">
        <text:list-item>
          <text:p text:style-name="P3">Games are placed in subfolders within the <text:span text:style-name="Verbatim_20_Char">/Roms/</text:span> folder for different game systems</text:p>
        </text:list-item>
        <text:list-item>
          <text:p text:style-name="P3">Direct launch from menu - no shell scripts needed</text:p>
        </text:list-item>
        <text:list-item>
          <text:p text:style-name="P3">System auto-detects based on folder structure</text:p>
        </text:list-item>
      </text:list>
      <text:p text:style-name="Standard"><draw:rect text:anchor-type="as-char" style:rel-width="100%" draw:z-index="0" draw:style-name="gr1" draw:text-style-name="P30" svg:width="16.511cm" svg:height="0.054cm"><text:p/></draw:rect><text:bookmark-end text:name="X1f408a09acfe1f7e596871881f14ccaa63f16f6"/></text:p>
      <text:h text:style-name="Heading_20_3" text:outline-level="3"><text:bookmark-start text:name="X115ddb409fddab2fb459bbc706244f2c5e67840"/><text:bookmark-start text:name="__RefHeading___Toc1730_3978247567"/><text:soft-page-break/><text:span text:style-name="T1">B. Modified Stock OS (cbepx-me modification)</text:span><text:bookmark-end text:name="__RefHeading___Toc1730_3978247567"/></text:h>
      <text:h text:style-name="Heading_20_4" text:outline-level="4"><text:bookmark-start text:name="key-differences"/><text:bookmark-start text:name="__RefHeading___Toc1732_3978247567"/><text:span text:style-name="T1">Key Differences:</text:span><text:bookmark-end text:name="__RefHeading___Toc1732_3978247567"/></text:h>
      <text:list text:continue-list="list2876493846" text:style-name="WWNum1002">
        <text:list-item>
          <text:p text:style-name="P4">Unlocks hidden partitions and adds Quality of Life features</text:p>
        </text:list-item>
        <text:list-item>
          <text:p text:style-name="P4">Lossless upgrade path available</text:p>
        </text:list-item>
        <text:list-item>
          <text:p text:style-name="P4">Theme support with custom configuration</text:p>
        </text:list-item>
      </text:list>
      <text:p text:style-name="Standard"><draw:rect text:anchor-type="as-char" style:rel-width="100%" draw:z-index="1" draw:style-name="gr1" draw:text-style-name="P30" svg:width="16.511cm" svg:height="0.054cm"><text:p/></draw:rect><text:bookmark-end text:name="key-differences"/><text:bookmark-end text:name="X115ddb409fddab2fb459bbc706244f2c5e67840"/></text:p>
      <text:h text:style-name="Heading_20_3" text:outline-level="3"><text:bookmark-start text:name="c.-garlicos-rg35xx-family"/><text:bookmark-start text:name="__RefHeading___Toc1734_3978247567"/><text:span text:style-name="T1">C. GarlicOS (RG35XX family)</text:span><text:bookmark-end text:name="__RefHeading___Toc1734_3978247567"/></text:h>
      <text:h text:style-name="Heading_20_4" text:outline-level="4"><text:bookmark-start text:name="directory-structure-1"/><text:bookmark-start text:name="__RefHeading___Toc1736_3978247567"/><text:span text:style-name="T1">Directory Structure:</text:span><text:bookmark-end text:name="__RefHeading___Toc1736_3978247567"/></text:h>
      <table:table table:name="Table2" table:style-name="Table2">
        <table:table-column table:style-name="Table2.A" table:number-columns-repeated="3"/>
        <table:table-header-rows>
          <table:table-row table:style-name="Table2.1">
            <table:table-cell table:style-name="Table2.A1" office:value-type="string">
              <text:p text:style-name="P1">Path Type</text:p>
            </table:table-cell>
            <table:table-cell table:style-name="Table2.A1" office:value-type="string">
              <text:p text:style-name="P1">Location</text:p>
            </table:table-cell>
            <table:table-cell table:style-name="Table2.A1" office:value-type="string">
              <text:p text:style-name="P1">Notes</text:p>
            </table:table-cell>
          </table:table-row>
        </table:table-header-rows>
        <table:table-row table:style-name="Table2.1">
          <table:table-cell table:style-name="Table2.A2" office:value-type="string">
            <text:p text:style-name="P1"><text:span text:style-name="T1">ROMs</text:span></text:p>
          </table:table-cell>
          <table:table-cell table:style-name="Table2.B2" office:value-type="string">
            <text:p text:style-name="P2"><text:span text:style-name="Verbatim_20_Char"><text:span text:style-name="T2">/Roms/[SYSTEM]/</text:span></text:span></text:p>
          </table:table-cell>
          <table:table-cell table:style-name="Table2.C2" office:value-type="string">
            <text:p text:style-name="P1">OnionOS-compatible folder names</text:p>
          </table:table-cell>
        </table:table-row>
        <table:table-row table:style-name="Table2.1">
          <table:table-cell table:style-name="Table2.A3" office:value-type="string">
            <text:p text:style-name="P1"><text:span text:style-name="T1">BIOS</text:span></text:p>
          </table:table-cell>
          <table:table-cell table:style-name="Table2.B3" office:value-type="string">
            <text:p text:style-name="P2"><text:span text:style-name="Verbatim_20_Char"><text:span text:style-name="T2">/BIOS/</text:span></text:span></text:p>
          </table:table-cell>
          <table:table-cell table:style-name="Table2.C3" office:value-type="string">
            <text:p text:style-name="P1">On ROMS partition</text:p>
          </table:table-cell>
        </table:table-row>
        <table:table-row table:style-name="Table2.1">
          <table:table-cell table:style-name="Table2.A4" office:value-type="string">
            <text:p text:style-name="P1"><text:span text:style-name="T1">Saves</text:span></text:p>
          </table:table-cell>
          <table:table-cell table:style-name="Table2.B4" office:value-type="string">
            <text:p text:style-name="P2"><text:span text:style-name="Verbatim_20_Char"><text:span text:style-name="T2">/Saves/</text:span></text:span><text:span text:style-name="T2"> and </text:span><text:span text:style-name="Verbatim_20_Char"><text:span text:style-name="T2">/States/</text:span></text:span></text:p>
          </table:table-cell>
          <table:table-cell table:style-name="Table2.C4" office:value-type="string">
            <text:p text:style-name="P1">Automatic save states</text:p>
          </table:table-cell>
        </table:table-row>
        <table:table-row table:style-name="Table2.1">
          <table:table-cell table:style-name="Table2.A5" office:value-type="string">
            <text:p text:style-name="P1"><text:span text:style-name="T1">Configuration</text:span></text:p>
          </table:table-cell>
          <table:table-cell table:style-name="Table2.B5" office:value-type="string">
            <text:p text:style-name="P2"><text:span text:style-name="Verbatim_20_Char"><text:span text:style-name="T2">/CFW/</text:span></text:span></text:p>
          </table:table-cell>
          <table:table-cell table:style-name="Table2.C5" office:value-type="string">
            <text:p text:style-name="P1">System configuration files</text:p>
          </table:table-cell>
        </table:table-row>
        <table:table-row table:style-name="Table2.1">
          <table:table-cell table:style-name="Table2.A6" office:value-type="string">
            <text:p text:style-name="P1"><text:span text:style-name="T1">Themes</text:span></text:p>
          </table:table-cell>
          <table:table-cell table:style-name="Table2.B6" office:value-type="string">
            <text:p text:style-name="P2"><text:span text:style-name="Verbatim_20_Char"><text:span text:style-name="T2">/ROMS/THEMES/</text:span></text:span><text:span text:style-name="T2"> and </text:span><text:span text:style-name="Verbatim_20_Char"><text:span text:style-name="T2">/ROMS/ICONS/</text:span></text:span></text:p>
          </table:table-cell>
          <table:table-cell table:style-name="Table2.C6" office:value-type="string">
            <text:p text:style-name="P1">Theme switching support</text:p>
          </table:table-cell>
        </table:table-row>
        <table:table-row table:style-name="Table2.1">
          <table:table-cell table:style-name="Table2.A7" office:value-type="string">
            <text:p text:style-name="P1"><text:span text:style-name="T1">Boxart</text:span></text:p>
          </table:table-cell>
          <table:table-cell table:style-name="Table2.B7" office:value-type="string">
            <text:p text:style-name="P1">System folders (compatibility with OnionOS structure)</text:p>
          </table:table-cell>
          <table:table-cell table:style-name="Table2.C7" office:value-type="string">
            <text:p text:style-name="P1"><text:bookmark-end text:name="directory-structure-1"/></text:p>
          </table:table-cell>
        </table:table-row>
      </table:table>
      <text:h text:style-name="Heading_20_4" text:outline-level="4"><text:bookmark-start text:name="__RefHeading___Toc1738_3978247567"/><text:span text:style-name="T1">Ports Structure:</text:span><text:bookmark-end text:name="__RefHeading___Toc1738_3978247567"/></text:h>
      <text:list text:continue-list="list102626573773311" text:style-name="WWNum1003">
        <text:list-item>
          <text:p text:style-name="P5">In CFW/config folder, edit coremapping.json file</text:p>
        </text:list-item>
        <text:list-item>
          <text:p text:style-name="P5">PORTS and APPS folders supported</text:p>
        </text:list-item>
      </text:list>
      <text:p text:style-name="Standard"><draw:rect text:anchor-type="as-char" style:rel-width="100%" draw:z-index="2" draw:style-name="gr1" draw:text-style-name="P30" svg:width="16.511cm" svg:height="0.054cm"><text:p/></draw:rect><text:bookmark-end text:name="c.-garlicos-rg35xx-family"/></text:p>
      <text:h text:style-name="Heading_20_3" text:outline-level="3"><text:bookmark-start text:name="d.-knulli-batocera-fork---multi-device"/><text:bookmark-start text:name="__RefHeading___Toc1740_3978247567"/><text:span text:style-name="T1">D. Knulli (Batocera fork - Multi-device)</text:span><text:bookmark-end text:name="__RefHeading___Toc1740_3978247567"/></text:h>
      <text:h text:style-name="Heading_20_4" text:outline-level="4"><text:bookmark-start text:name="directory-structure-2"/><text:bookmark-start text:name="__RefHeading___Toc1742_3978247567"/><text:span text:style-name="T1">Directory Structure:</text:span><text:bookmark-end text:name="__RefHeading___Toc1742_3978247567"/></text:h>
      <table:table table:name="Table3" table:style-name="Table3">
        <table:table-column table:style-name="Table3.A" table:number-columns-repeated="3"/>
        <table:table-header-rows>
          <table:table-row table:style-name="Table3.1">
            <table:table-cell table:style-name="Table3.A1" office:value-type="string">
              <text:p text:style-name="P1">Path Type</text:p>
            </table:table-cell>
            <table:table-cell table:style-name="Table3.A1" office:value-type="string">
              <text:p text:style-name="P1">Location</text:p>
            </table:table-cell>
            <table:table-cell table:style-name="Table3.A1" office:value-type="string">
              <text:p text:style-name="P1">Mount Point</text:p>
            </table:table-cell>
          </table:table-row>
        </table:table-header-rows>
        <table:table-row table:style-name="Table3.1">
          <table:table-cell table:style-name="Table3.A2" office:value-type="string">
            <text:p text:style-name="P1"><text:span text:style-name="T1">ROMs</text:span></text:p>
          </table:table-cell>
          <table:table-cell table:style-name="Table3.B2" office:value-type="string">
            <text:p text:style-name="P2"><text:span text:style-name="Verbatim_20_Char"><text:span text:style-name="T2">/roms/[system]/</text:span></text:span></text:p>
          </table:table-cell>
          <table:table-cell table:style-name="Table3.C2" office:value-type="string">
            <text:p text:style-name="P2"><text:span text:style-name="Verbatim_20_Char"><text:span text:style-name="T2">/userdata/roms/</text:span></text:span></text:p>
          </table:table-cell>
        </table:table-row>
        <table:table-row table:style-name="Table3.1">
          <table:table-cell table:style-name="Table3.A3" office:value-type="string">
            <text:p text:style-name="P1"><text:span text:style-name="T1">Ports</text:span></text:p>
          </table:table-cell>
          <table:table-cell table:style-name="Table3.B3" office:value-type="string">
            <text:p text:style-name="P2"><text:span text:style-name="Verbatim_20_Char"><text:span text:style-name="T2">/roms/ports/</text:span></text:span></text:p>
          </table:table-cell>
          <table:table-cell table:style-name="Table3.C3" office:value-type="string">
            <text:p text:style-name="P1">Folder where ports (including PortMaster) should be stored</text:p>
          </table:table-cell>
        </table:table-row>
        <table:table-row table:style-name="Table3.1">
          <table:table-cell table:style-name="Table3.A4" office:value-type="string">
            <text:p text:style-name="P1"><text:span text:style-name="T1">BIOS</text:span></text:p>
          </table:table-cell>
          <table:table-cell table:style-name="Table3.B4" office:value-type="string">
            <text:p text:style-name="P2"><text:span text:style-name="Verbatim_20_Char"><text:span text:style-name="T2">/bios/</text:span></text:span></text:p>
          </table:table-cell>
          <table:table-cell table:style-name="Table3.C4" office:value-type="string">
            <text:p text:style-name="P1">Within /userdata</text:p>
          </table:table-cell>
        </table:table-row>
        <table:table-row table:style-name="Table3.1">
          <table:table-cell table:style-name="Table3.A5" office:value-type="string">
            <text:p text:style-name="P1"><text:span text:style-name="T1">Saves</text:span></text:p>
          </table:table-cell>
          <table:table-cell table:style-name="Table3.B5" office:value-type="string">
            <text:p text:style-name="P2"><text:span text:style-name="Verbatim_20_Char"><text:span text:style-name="T2">/saves/</text:span></text:span></text:p>
          </table:table-cell>
          <table:table-cell table:style-name="Table3.C5" office:value-type="string">
            <text:p text:style-name="P1">Within /userdata</text:p>
          </table:table-cell>
        </table:table-row>
        <text:soft-page-break/>
        <table:table-row table:style-name="Table3.1">
          <table:table-cell table:style-name="Table3.A6" office:value-type="string">
            <text:p text:style-name="P1"><text:span text:style-name="T1">System Config</text:span></text:p>
          </table:table-cell>
          <table:table-cell table:style-name="Table3.B6" office:value-type="string">
            <text:p text:style-name="P2"><text:span text:style-name="Verbatim_20_Char"><text:span text:style-name="T2">/system/</text:span></text:span></text:p>
          </table:table-cell>
          <table:table-cell table:style-name="Table3.C6" office:value-type="string">
            <text:p text:style-name="P1">Settings storage - don't modify unless certain</text:p>
          </table:table-cell>
        </table:table-row>
        <table:table-row table:style-name="Table3.1">
          <table:table-cell table:style-name="Table3.A7" office:value-type="string">
            <text:p text:style-name="P1"><text:span text:style-name="T1">Themes</text:span></text:p>
          </table:table-cell>
          <table:table-cell table:style-name="Table3.B7" office:value-type="string">
            <text:p text:style-name="P2"><text:span text:style-name="Verbatim_20_Char"><text:span text:style-name="T2">/themes/</text:span></text:span><text:span text:style-name="T2"> and </text:span><text:span text:style-name="Verbatim_20_Char"><text:span text:style-name="T2">/theme-customizations/</text:span></text:span></text:p>
          </table:table-cell>
          <table:table-cell table:style-name="Table3.C7" office:value-type="string">
            <text:p text:style-name="P1"/>
          </table:table-cell>
        </table:table-row>
        <table:table-row table:style-name="Table3.1">
          <table:table-cell table:style-name="Table3.A8" office:value-type="string">
            <text:p text:style-name="P1"><text:span text:style-name="T1">Screenshots</text:span></text:p>
          </table:table-cell>
          <table:table-cell table:style-name="Table3.B8" office:value-type="string">
            <text:p text:style-name="P1">Within /userdata</text:p>
          </table:table-cell>
          <table:table-cell table:style-name="Table3.C8" office:value-type="string">
            <text:p text:style-name="P1"><text:bookmark-end text:name="directory-structure-2"/></text:p>
          </table:table-cell>
        </table:table-row>
      </table:table>
      <text:h text:style-name="Heading_20_4" text:outline-level="4"><text:bookmark-start text:name="__RefHeading___Toc1744_3978247567"/><text:span text:style-name="T1">Storage Behavior:</text:span><text:bookmark-end text:name="__RefHeading___Toc1744_3978247567"/></text:h>
      <text:list text:continue-list="list102625423892887" text:style-name="WWNum1004">
        <text:list-item>
          <text:p text:style-name="P6">Single-SD: /userdata points to SHARE partition of primary SD</text:p>
        </text:list-item>
        <text:list-item>
          <text:p text:style-name="P6">Dual-SD: /userdata points to main partition of secondary SD</text:p>
        </text:list-item>
        <text:list-item>
          <text:p text:style-name="P6">Cannot use SHARE partition of SD1 and SD2 simultaneously - only one mounted as /userdata</text:p>
        </text:list-item>
      </text:list>
      <text:h text:style-name="Heading_20_4" text:outline-level="4"><text:bookmark-start text:name="file-system"/><text:bookmark-start text:name="__RefHeading___Toc1746_3978247567"/><text:span text:style-name="T1">File System:</text:span><text:bookmark-end text:name="__RefHeading___Toc1746_3978247567"/></text:h>
      <text:list text:continue-list="list102624929307782" text:style-name="WWNum1005">
        <text:list-item>
          <text:p text:style-name="P7">Default: exFAT (Windows-compatible)</text:p>
        </text:list-item>
        <text:list-item>
          <text:p text:style-name="P7">Can reformat to ext4 for advanced users wanting symbolic links<text:bookmark-end text:name="file-system"/></text:p>
        </text:list-item>
      </text:list>
      <text:h text:style-name="Heading_20_4" text:outline-level="4"><text:bookmark-start text:name="port-launching"/><text:bookmark-start text:name="__RefHeading___Toc1748_3978247567"/><text:span text:style-name="T1">Port Launching:</text:span><text:bookmark-end text:name="__RefHeading___Toc1748_3978247567"/></text:h>
      <text:list text:continue-list="list102625982672544" text:style-name="WWNum1006">
        <text:list-item>
          <text:p text:style-name="P8">Each PortMaster game has: folder for resources (e.g., roms/ports/stardewvalley/) and launch script (e.g., roms/ports/StardewValley.sh)</text:p>
        </text:list-item>
        <text:list-item>
          <text:p text:style-name="P8">Script structure uses control.txt for device-specific parameters</text:p>
        </text:list-item>
      </text:list>
      <text:p text:style-name="Standard"><draw:rect text:anchor-type="as-char" style:rel-width="100%" draw:z-index="3" draw:style-name="gr1" draw:text-style-name="P30" svg:width="16.511cm" svg:height="0.054cm"><text:p/></draw:rect><text:bookmark-end text:name="port-launching"/><text:bookmark-end text:name="d.-knulli-batocera-fork---multi-device"/></text:p>
      <text:h text:style-name="Heading_20_3" text:outline-level="3"><text:bookmark-start text:name="e.-muos-h700-devices"/><text:bookmark-start text:name="__RefHeading___Toc1750_3978247567"/><text:span text:style-name="T1">E. muOS (H700 devices)</text:span><text:bookmark-end text:name="__RefHeading___Toc1750_3978247567"/></text:h>
      <text:h text:style-name="Heading_20_4" text:outline-level="4"><text:bookmark-start text:name="directory-structure-3"/><text:bookmark-start text:name="__RefHeading___Toc1752_3978247567"/><text:span text:style-name="T1">Directory Structure:</text:span><text:bookmark-end text:name="__RefHeading___Toc1752_3978247567"/></text:h>
      <table:table table:name="Table4" table:style-name="Table4">
        <table:table-column table:style-name="Table4.A" table:number-columns-repeated="3"/>
        <table:table-header-rows>
          <table:table-row table:style-name="Table4.1">
            <table:table-cell table:style-name="Table4.A1" office:value-type="string">
              <text:p text:style-name="P1">Path Type</text:p>
            </table:table-cell>
            <table:table-cell table:style-name="Table4.A1" office:value-type="string">
              <text:p text:style-name="P1">Location</text:p>
            </table:table-cell>
            <table:table-cell table:style-name="Table4.A1" office:value-type="string">
              <text:p text:style-name="P1">Notes</text:p>
            </table:table-cell>
          </table:table-row>
        </table:table-header-rows>
        <table:table-row table:style-name="Table4.1">
          <table:table-cell table:style-name="Table4.A2" office:value-type="string">
            <text:p text:style-name="P1"><text:span text:style-name="T1">ROMs</text:span></text:p>
          </table:table-cell>
          <table:table-cell table:style-name="Table4.B2" office:value-type="string">
            <text:p text:style-name="P2"><text:span text:style-name="Verbatim_20_Char"><text:span text:style-name="T2">/roms/[any folder structure]/</text:span></text:span></text:p>
          </table:table-cell>
          <table:table-cell table:style-name="Table4.C2" office:value-type="string">
            <text:p text:style-name="P1">Only rule: all content must be in sub-folders under 'roms' folder (SD1, SD2, or both)</text:p>
          </table:table-cell>
        </table:table-row>
        <table:table-row table:style-name="Table4.1">
          <table:table-cell table:style-name="Table4.A3" office:value-type="string">
            <text:p text:style-name="P1"><text:span text:style-name="T1">BIOS</text:span></text:p>
          </table:table-cell>
          <table:table-cell table:style-name="Table4.B3" office:value-type="string">
            <text:p text:style-name="P2"><text:span text:style-name="Verbatim_20_Char"><text:span text:style-name="T2">/MUOS/bios/</text:span></text:span></text:p>
          </table:table-cell>
          <table:table-cell table:style-name="Table4.C3" office:value-type="string">
            <text:p text:style-name="P1"/>
          </table:table-cell>
        </table:table-row>
        <table:table-row table:style-name="Table4.1">
          <table:table-cell table:style-name="Table4.A4" office:value-type="string">
            <text:p text:style-name="P1"><text:span text:style-name="T1">Artwork/Catalogue</text:span></text:p>
          </table:table-cell>
          <table:table-cell table:style-name="Table4.B4" office:value-type="string">
            <text:p text:style-name="P2"><text:span text:style-name="Verbatim_20_Char"><text:span text:style-name="T2">/MUOS/info/catalogue/[System]/</text:span></text:span></text:p>
          </table:table-cell>
          <table:table-cell table:style-name="Table4.C4" office:value-type="string">
            <text:p text:style-name="P1">Multiple subfolders</text:p>
          </table:table-cell>
        </table:table-row>
        <table:table-row table:style-name="Table4.1">
          <table:table-cell table:style-name="Table4.A5" office:value-type="string">
            <text:p text:style-name="P1"><text:span text:style-name="T1">Saves</text:span></text:p>
          </table:table-cell>
          <table:table-cell table:style-name="Table4.B5" office:value-type="string">
            <text:p text:style-name="P2"><text:span text:style-name="Verbatim_20_Char"><text:span text:style-name="T2">/MUOS/save/</text:span></text:span></text:p>
          </table:table-cell>
          <table:table-cell table:style-name="Table4.C5" office:value-type="string">
            <text:p text:style-name="P1"/>
          </table:table-cell>
        </table:table-row>
        <table:table-row table:style-name="Table4.1">
          <table:table-cell table:style-name="Table4.A6" office:value-type="string">
            <text:p text:style-name="P1"><text:span text:style-name="T1">Configuration</text:span></text:p>
          </table:table-cell>
          <table:table-cell table:style-name="Table4.B6" office:value-type="string">
            <text:p text:style-name="P2"><text:span text:style-name="Verbatim_20_Char"><text:span text:style-name="T2">/MUOS/</text:span></text:span></text:p>
          </table:table-cell>
          <table:table-cell table:style-name="Table4.C6" office:value-type="string">
            <text:p text:style-name="P1">Main config directory</text:p>
          </table:table-cell>
        </table:table-row>
        <table:table-row table:style-name="Table4.1">
          <table:table-cell table:style-name="Table4.A7" office:value-type="string">
            <text:p text:style-name="P1"><text:span text:style-name="T1">Applications</text:span></text:p>
          </table:table-cell>
          <table:table-cell table:style-name="Table4.B7" office:value-type="string">
            <text:p text:style-name="P2"><text:span text:style-name="Verbatim_20_Char"><text:span text:style-name="T2">/MUOS/application/</text:span></text:span></text:p>
          </table:table-cell>
          <table:table-cell table:style-name="Table4.C7" office:value-type="string">
            <text:p text:style-name="P1"/>
          </table:table-cell>
        </table:table-row>
        <table:table-row table:style-name="Table4.1">
          <table:table-cell table:style-name="Table4.A8" office:value-type="string">
            <text:p text:style-name="P1"><text:span text:style-name="T1">Core Assignment</text:span></text:p>
          </table:table-cell>
          <table:table-cell table:style-name="Table4.B8" office:value-type="string">
            <text:p text:style-name="P2"><text:span text:style-name="Verbatim_20_Char"><text:span text:style-name="T2">/MUOS/info/assign/[system]/global.ini</text:span></text:span></text:p>
          </table:table-cell>
          <table:table-cell table:style-name="Table4.C8" office:value-type="string">
            <text:p text:style-name="P1">Defines system name, default core, catalogue <text:soft-page-break/>name, governor<text:bookmark-end text:name="directory-structure-3"/></text:p>
          </table:table-cell>
        </table:table-row>
      </table:table>
      <text:h text:style-name="Heading_20_4" text:outline-level="4"><text:bookmark-start text:name="__RefHeading___Toc1754_3978247567"/><text:span text:style-name="T1">Artwork Structure (Detailed):</text:span><text:bookmark-end text:name="__RefHeading___Toc1754_3978247567"/></text:h>
      <text:p text:style-name="Source_20_Code"><text:span text:style-name="Verbatim_20_Char">/MUOS/info/catalogue/</text:span><text:line-break/><text:span text:style-name="Verbatim_20_Char">├── [System]/</text:span><text:line-break/><text:span text:style-name="Verbatim_20_Char">│ <text:s text:c="2"/>├── box/</text:span><text:line-break/><text:span text:style-name="Verbatim_20_Char">│ <text:s text:c="2"/>│ <text:s text:c="2"/>└── romname.png</text:span><text:line-break/><text:span text:style-name="Verbatim_20_Char">│ <text:s text:c="2"/>├── preview/</text:span><text:line-break/><text:span text:style-name="Verbatim_20_Char">│ <text:s text:c="2"/>│ <text:s text:c="2"/>└── romname.png</text:span><text:line-break/><text:span text:style-name="Verbatim_20_Char">│ <text:s text:c="2"/>├── splash/</text:span><text:line-break/><text:span text:style-name="Verbatim_20_Char">│ <text:s text:c="2"/>│ <text:s text:c="2"/>└── romname.png</text:span><text:line-break/><text:span text:style-name="Verbatim_20_Char">│ <text:s text:c="2"/>└── text/</text:span><text:line-break/><text:span text:style-name="Verbatim_20_Char">│ <text:s text:c="6"/>└── romname.txt</text:span><text:line-break/><text:span text:style-name="Verbatim_20_Char">├── Folder/</text:span><text:line-break/><text:span text:style-name="Verbatim_20_Char">│ <text:s text:c="2"/>├── box/</text:span><text:line-break/><text:span text:style-name="Verbatim_20_Char">│ <text:s text:c="2"/>├── preview/</text:span><text:line-break/><text:span text:style-name="Verbatim_20_Char">│ <text:s text:c="2"/>└── text/</text:span><text:line-break/><text:span text:style-name="Verbatim_20_Char">└── Root/</text:span><text:line-break/><text:span text:style-name="Verbatim_20_Char"> <text:s text:c="3"/>└── box/</text:span><text:line-break/><text:span text:style-name="Verbatim_20_Char"> <text:s text:c="7"/>├── sd1.png</text:span><text:line-break/><text:span text:style-name="Verbatim_20_Char"> <text:s text:c="7"/>└── sd2.png</text:span></text:p>
      <text:p text:style-name="First_20_Paragraph">muOS checks artwork independently of system sub-folders - art must be in root of box folder, not in subfolders</text:p>
      <text:h text:style-name="Heading_20_4" text:outline-level="4"><text:bookmark-start text:name="archiveupdate-system"/><text:bookmark-start text:name="__RefHeading___Toc1756_3978247567"/><text:span text:style-name="T1">Archive/Update System:</text:span><text:bookmark-end text:name="__RefHeading___Toc1756_3978247567"/></text:h>
      <text:list text:continue-list="list102625600228830" text:style-name="WWNum1007">
        <text:list-item>
          <text:p text:style-name="P9"><text:span text:style-name="Verbatim_20_Char">.muxzip</text:span> files: Extract to root with matching full path structure</text:p>
        </text:list-item>
        <text:list-item>
          <text:p text:style-name="P9">.muxupd files: Like .muxzip but must include update.sh in /opt directory that auto-runs on install</text:p>
        </text:list-item>
        <text:list-item>
          <text:p text:style-name="P9">SD1 root = /mnt/mmc, SD2 root = /mnt/sdcard, USB root = /mnt/usb</text:p>
        </text:list-item>
      </text:list>
      <text:p text:style-name="Standard"><draw:rect text:anchor-type="as-char" style:rel-width="100%" draw:z-index="4" draw:style-name="gr1" draw:text-style-name="P30" svg:width="16.511cm" svg:height="0.054cm"><text:p/></draw:rect><text:bookmark-end text:name="archiveupdate-system"/><text:bookmark-end text:name="e.-muos-h700-devices"/></text:p>
      <text:h text:style-name="Heading_20_3" text:outline-level="3"><text:bookmark-start text:name="Xfc2910277adbd328f15dbc02a564202e4a660b6"/><text:bookmark-start text:name="__RefHeading___Toc1758_3978247567"/><text:span text:style-name="T1">F. Android Devices (RG353, RG405, RG505, RG556, etc.)</text:span><text:bookmark-end text:name="__RefHeading___Toc1758_3978247567"/></text:h>
      <text:h text:style-name="Heading_20_4" text:outline-level="4"><text:bookmark-start text:name="gammaos-lineageos-19.1-android-12"/><text:bookmark-start text:name="__RefHeading___Toc1760_3978247567"/><text:span text:style-name="T1">GammaOS (LineageOS 19.1 / Android 12):</text:span><text:bookmark-end text:name="__RefHeading___Toc1760_3978247567"/></text:h>
      <text:p text:style-name="First_20_Paragraph"><text:span text:style-name="T1">Directory Structure:</text:span></text:p>
      <text:list text:continue-list="list102625659538118" text:style-name="WWNum1008">
        <text:list-item>
          <text:p text:style-name="P10">Internal storage structure</text:p>
        </text:list-item>
        <text:list-item>
          <text:p text:style-name="P10">RetroArch: <text:span text:style-name="Verbatim_20_Char">/storage/emulated/0/RetroArch/</text:span></text:p>
        </text:list-item>
        <text:list-item>
          <text:p text:style-name="P10">Saves: Within RetroArch folder structure</text:p>
        </text:list-item>
        <text:list-item>
          <text:p text:style-name="P10">Pre-configured with Daijisho launcher and RetroArch for some systems</text:p>
        </text:list-item>
      </text:list>
      <text:p text:style-name="First_20_Paragraph"><text:soft-page-break/><text:span text:style-name="T1">Installation Notes:</text:span></text:p>
      <text:list text:continue-list="list102625117924930" text:style-name="WWNum1009">
        <text:list-item>
          <text:p text:style-name="P11">Overwrites stock Android OS on internal memory - requires bootloader unlock</text:p>
        </text:list-item>
        <text:list-item>
          <text:p text:style-name="P11">Linux CFW booting from microSD remains unaffected</text:p>
        </text:list-item>
      </text:list>
      <text:p text:style-name="Standard"><draw:rect text:anchor-type="as-char" style:rel-width="100%" draw:z-index="5" draw:style-name="gr1" draw:text-style-name="P30" svg:width="16.511cm" svg:height="0.054cm"><text:p/></draw:rect><text:bookmark-end text:name="gammaos-lineageos-19.1-android-12"/><text:bookmark-end text:name="Xfc2910277adbd328f15dbc02a564202e4a660b6"/><text:bookmark-end text:name="i.-anbernic-devices"/></text:p>
      <text:h text:style-name="Heading_20_2" text:outline-level="2"><text:bookmark-start text:name="ii.-trimui-devices"/><text:bookmark-start text:name="__RefHeading___Toc1762_3978247567"/><text:span text:style-name="T1">II. TRIMUI DEVICES</text:span><text:bookmark-end text:name="__RefHeading___Toc1762_3978247567"/></text:h>
      <text:h text:style-name="Heading_20_3" text:outline-level="3"><text:bookmark-start text:name="a.-trimui-smart-pro-stocktina-linux"/><text:bookmark-start text:name="__RefHeading___Toc1764_3978247567"/><text:span text:style-name="T1">A. TrimUI Smart Pro (Stock/Tina Linux)</text:span><text:bookmark-end text:name="__RefHeading___Toc1764_3978247567"/></text:h>
      <text:h text:style-name="Heading_20_4" text:outline-level="4"><text:bookmark-start text:name="directory-structure-4"/><text:bookmark-start text:name="__RefHeading___Toc1766_3978247567"/><text:span text:style-name="T1">Directory Structure:</text:span><text:bookmark-end text:name="__RefHeading___Toc1766_3978247567"/></text:h>
      <table:table table:name="Table5" table:style-name="Table5">
        <table:table-column table:style-name="Table5.A" table:number-columns-repeated="3"/>
        <table:table-header-rows>
          <table:table-row table:style-name="Table5.1">
            <table:table-cell table:style-name="Table5.A1" office:value-type="string">
              <text:p text:style-name="P1">Path Type</text:p>
            </table:table-cell>
            <table:table-cell table:style-name="Table5.A1" office:value-type="string">
              <text:p text:style-name="P1">Location</text:p>
            </table:table-cell>
            <table:table-cell table:style-name="Table5.A1" office:value-type="string">
              <text:p text:style-name="P1">Notes</text:p>
            </table:table-cell>
          </table:table-row>
        </table:table-header-rows>
        <table:table-row table:style-name="Table5.1">
          <table:table-cell table:style-name="Table5.A2" office:value-type="string">
            <text:p text:style-name="P1"><text:span text:style-name="T1">ROMs</text:span></text:p>
          </table:table-cell>
          <table:table-cell table:style-name="Table5.B2" office:value-type="string">
            <text:p text:style-name="P2"><text:span text:style-name="Verbatim_20_Char"><text:span text:style-name="T2">/Roms/[SYSTEM]/</text:span></text:span></text:p>
          </table:table-cell>
          <table:table-cell table:style-name="Table5.C2" office:value-type="string">
            <text:p text:style-name="P1">System folders - self-explanatory placement</text:p>
          </table:table-cell>
        </table:table-row>
        <table:table-row table:style-name="Table5.1">
          <table:table-cell table:style-name="Table5.A3" office:value-type="string">
            <text:p text:style-name="P1"><text:span text:style-name="T1">BIOS</text:span></text:p>
          </table:table-cell>
          <table:table-cell table:style-name="Table5.B3" office:value-type="string">
            <text:p text:style-name="P2"><text:span text:style-name="Verbatim_20_Char"><text:span text:style-name="T2">/RetroArch/.retroarch/system/</text:span></text:span></text:p>
          </table:table-cell>
          <table:table-cell table:style-name="Table5.C3" office:value-type="string">
            <text:p text:style-name="P1">Navigate: RetroArch → .retroarch → system</text:p>
          </table:table-cell>
        </table:table-row>
        <table:table-row table:style-name="Table5.1">
          <table:table-cell table:style-name="Table5.A4" office:value-type="string">
            <text:p text:style-name="P1"><text:span text:style-name="T1">Images/Boxart</text:span></text:p>
          </table:table-cell>
          <table:table-cell table:style-name="Table5.B4" office:value-type="string">
            <text:p text:style-name="P2"><text:span text:style-name="Verbatim_20_Char"><text:span text:style-name="T2">/Imgs/[systemname]/</text:span></text:span></text:p>
          </table:table-cell>
          <table:table-cell table:style-name="Table5.C4" office:value-type="string">
            <text:p text:style-name="P1">Images must be in top-level Imgs folder (e.g., Imgs/N64/), NOT in Roms/N64/Imgs</text:p>
          </table:table-cell>
        </table:table-row>
        <table:table-row table:style-name="Table5.1">
          <table:table-cell table:style-name="Table5.A5" office:value-type="string">
            <text:p text:style-name="P1"><text:span text:style-name="T1">Emulators</text:span></text:p>
          </table:table-cell>
          <table:table-cell table:style-name="Table5.B5" office:value-type="string">
            <text:p text:style-name="P2"><text:span text:style-name="Verbatim_20_Char"><text:span text:style-name="T2">/Emus/</text:span></text:span></text:p>
          </table:table-cell>
          <table:table-cell table:style-name="Table5.C5" office:value-type="string">
            <text:p text:style-name="P1">Emulator configurations</text:p>
          </table:table-cell>
        </table:table-row>
        <table:table-row table:style-name="Table5.1">
          <table:table-cell table:style-name="Table5.A6" office:value-type="string">
            <text:p text:style-name="P1"><text:span text:style-name="T1">Apps</text:span></text:p>
          </table:table-cell>
          <table:table-cell table:style-name="Table5.B6" office:value-type="string">
            <text:p text:style-name="P2"><text:span text:style-name="Verbatim_20_Char"><text:span text:style-name="T2">/Apps/</text:span></text:span></text:p>
          </table:table-cell>
          <table:table-cell table:style-name="Table5.C6" office:value-type="string">
            <text:p text:style-name="P1">Applications folder</text:p>
          </table:table-cell>
        </table:table-row>
        <table:table-row table:style-name="Table5.1">
          <table:table-cell table:style-name="Table5.A7" office:value-type="string">
            <text:p text:style-name="P1"><text:span text:style-name="T1">Ports</text:span></text:p>
          </table:table-cell>
          <table:table-cell table:style-name="Table5.B7" office:value-type="string">
            <text:p text:style-name="P2"><text:span text:style-name="Verbatim_20_Char"><text:span text:style-name="T2">/Ports/</text:span></text:span></text:p>
          </table:table-cell>
          <table:table-cell table:style-name="Table5.C7" office:value-type="string">
            <text:p text:style-name="P1">Standalone games in 'Ports' folder in SD root path<text:bookmark-end text:name="directory-structure-4"/></text:p>
          </table:table-cell>
        </table:table-row>
      </table:table>
      <text:h text:style-name="Heading_20_4" text:outline-level="4"><text:bookmark-start text:name="__RefHeading___Toc1768_3978247567"/><text:span text:style-name="T1">Path Reference (from device perspective):</text:span><text:bookmark-end text:name="__RefHeading___Toc1768_3978247567"/></text:h>
      <text:list text:continue-list="list102625099608701" text:style-name="WWNum1010">
        <text:list-item>
          <text:p text:style-name="P12">ROM base: <text:span text:style-name="Verbatim_20_Char">/mnt/SDCARD/Roms</text:span>, Emu base: <text:span text:style-name="Verbatim_20_Char">/mnt/SDCARD/Emus</text:span></text:p>
        </text:list-item>
      </text:list>
      <text:h text:style-name="Heading_20_4" text:outline-level="4"><text:bookmark-start text:name="configuration-files"/><text:bookmark-start text:name="__RefHeading___Toc1770_3978247567"/><text:span text:style-name="T1">Configuration Files:</text:span><text:bookmark-end text:name="__RefHeading___Toc1770_3978247567"/></text:h>
      <text:list text:continue-list="list102625626204146" text:style-name="WWNum1011">
        <text:list-item>
          <text:p text:style-name="P13">config.json: Fix issues when using png as value of key 'extlist'</text:p>
        </text:list-item>
        <text:list-item>
          <text:p text:style-name="P13">System uses config.json for various settings</text:p>
        </text:list-item>
      </text:list>
      <text:p text:style-name="Standard"><draw:rect text:anchor-type="as-char" style:rel-width="100%" draw:z-index="6" draw:style-name="gr1" draw:text-style-name="P30" svg:width="16.511cm" svg:height="0.054cm"><text:p/></draw:rect><text:bookmark-end text:name="configuration-files"/><text:bookmark-end text:name="a.-trimui-smart-pro-stocktina-linux"/></text:p>
      <text:h text:style-name="Heading_20_3" text:outline-level="3"><text:bookmark-start text:name="b.-trimui-smart-pro-crossmix-os"/><text:bookmark-start text:name="__RefHeading___Toc1772_3978247567"/><text:span text:style-name="T1">B. TrimUI Smart Pro (CrossMix OS)</text:span><text:bookmark-end text:name="__RefHeading___Toc1772_3978247567"/></text:h>
      <text:list text:continue-list="list102626571778752" text:style-name="WWNum1012">
        <text:list-item>
          <text:p text:style-name="P14">Enhanced stock firmware with refined configurations</text:p>
        </text:list-item>
        <text:list-item>
          <text:p text:style-name="P14">Same directory structure as stock</text:p>
        </text:list-item>
        <text:list-item>
          <text:p text:style-name="P14">Additional features and emulators</text:p>
        </text:list-item>
      </text:list>
      <text:p text:style-name="Standard"><draw:rect text:anchor-type="as-char" style:rel-width="100%" draw:z-index="7" draw:style-name="gr1" draw:text-style-name="P30" svg:width="16.511cm" svg:height="0.054cm"><text:p/></draw:rect><text:bookmark-end text:name="b.-trimui-smart-pro-crossmix-os"/></text:p>
      <text:h text:style-name="Heading_20_3" text:outline-level="3"><text:bookmark-start text:name="c.-trimui-bricksmart-minui"/><text:bookmark-start text:name="__RefHeading___Toc1774_3978247567"/><text:soft-page-break/><text:span text:style-name="T1">C. TrimUI Brick/Smart (MinUI)</text:span><text:bookmark-end text:name="__RefHeading___Toc1774_3978247567"/></text:h>
      <text:h text:style-name="Heading_20_4" text:outline-level="4"><text:bookmark-start text:name="directory-structure-5"/><text:bookmark-start text:name="__RefHeading___Toc1776_3978247567"/><text:span text:style-name="T1">Directory Structure:</text:span><text:bookmark-end text:name="__RefHeading___Toc1776_3978247567"/></text:h>
      <table:table table:name="Table6" table:style-name="Table6">
        <table:table-column table:style-name="Table6.A" table:number-columns-repeated="3"/>
        <table:table-header-rows>
          <table:table-row table:style-name="Table6.1">
            <table:table-cell table:style-name="Table6.A1" office:value-type="string">
              <text:p text:style-name="P1">Path Type</text:p>
            </table:table-cell>
            <table:table-cell table:style-name="Table6.A1" office:value-type="string">
              <text:p text:style-name="P1">Location</text:p>
            </table:table-cell>
            <table:table-cell table:style-name="Table6.A1" office:value-type="string">
              <text:p text:style-name="P1">Notes</text:p>
            </table:table-cell>
          </table:table-row>
        </table:table-header-rows>
        <table:table-row table:style-name="Table6.1">
          <table:table-cell table:style-name="Table6.A2" office:value-type="string">
            <text:p text:style-name="P1"><text:span text:style-name="T1">ROMs</text:span></text:p>
          </table:table-cell>
          <table:table-cell table:style-name="Table6.B2" office:value-type="string">
            <text:p text:style-name="P2"><text:span text:style-name="Verbatim_20_Char"><text:span text:style-name="T2">/Roms/[SYSTEM]/</text:span></text:span></text:p>
          </table:table-cell>
          <table:table-cell table:style-name="Table6.C2" office:value-type="string">
            <text:p text:style-name="P1">System-specific folders</text:p>
          </table:table-cell>
        </table:table-row>
        <table:table-row table:style-name="Table6.1">
          <table:table-cell table:style-name="Table6.A3" office:value-type="string">
            <text:p text:style-name="P1"><text:span text:style-name="T1">BIOS</text:span></text:p>
          </table:table-cell>
          <table:table-cell table:style-name="Table6.B3" office:value-type="string">
            <text:p text:style-name="P2"><text:span text:style-name="Verbatim_20_Char"><text:span text:style-name="T2">/Bios/</text:span></text:span></text:p>
          </table:table-cell>
          <table:table-cell table:style-name="Table6.C3" office:value-type="string">
            <text:p text:style-name="P1">Loose files in Bios directory</text:p>
          </table:table-cell>
        </table:table-row>
        <table:table-row table:style-name="Table6.1">
          <table:table-cell table:style-name="Table6.A4" office:value-type="string">
            <text:p text:style-name="P1"><text:span text:style-name="T1">Saves</text:span></text:p>
          </table:table-cell>
          <table:table-cell table:style-name="Table6.B4" office:value-type="string">
            <text:p text:style-name="P2"><text:span text:style-name="Verbatim_20_Char"><text:span text:style-name="T2">/Saves/</text:span></text:span></text:p>
          </table:table-cell>
          <table:table-cell table:style-name="Table6.C4" office:value-type="string">
            <text:p text:style-name="P1"/>
          </table:table-cell>
        </table:table-row>
        <table:table-row table:style-name="Table6.1">
          <table:table-cell table:style-name="Table6.A5" office:value-type="string">
            <text:p text:style-name="P1"><text:span text:style-name="T1">Collections</text:span></text:p>
          </table:table-cell>
          <table:table-cell table:style-name="Table6.B5" office:value-type="string">
            <text:p text:style-name="P2"><text:span text:style-name="Verbatim_20_Char"><text:span text:style-name="T2">/Collections/</text:span></text:span></text:p>
          </table:table-cell>
          <table:table-cell table:style-name="Table6.C5" office:value-type="string">
            <text:p text:style-name="P1">Text files with full ROM paths (e.g., /Collections/Metroid series.txt)<text:bookmark-end text:name="directory-structure-5"/></text:p>
          </table:table-cell>
        </table:table-row>
      </table:table>
      <text:h text:style-name="Heading_20_4" text:outline-level="4"><text:bookmark-start text:name="__RefHeading___Toc1778_3978247567"/><text:span text:style-name="T1">PortMaster on MinUI:</text:span><text:bookmark-end text:name="__RefHeading___Toc1778_3978247567"/></text:h>
      <text:list text:continue-list="list102625484173768" text:style-name="WWNum1013">
        <text:list-item>
          <text:p text:style-name="P15">Runtimes: place in Roms &gt; Apps &gt; PortMaster &gt; PortMaster &gt; libs</text:p>
        </text:list-item>
        <text:list-item>
          <text:p text:style-name="P15">Game zips: place in Roms &gt; Apps &gt; PortMaster &gt; PortMaster &gt; autoinstall</text:p>
        </text:list-item>
      </text:list>
      <text:p text:style-name="First_20_Paragraph"><text:span text:style-name="T1">Collection File Example:</text:span></text:p>
      <text:p text:style-name="Source_20_Code"><text:span text:style-name="Verbatim_20_Char">/Collections/Metroid series.txt contents:</text:span><text:line-break/><text:span text:style-name="Verbatim_20_Char">/Roms/GBA/Metroid Zero Mission.gba</text:span><text:line-break/><text:span text:style-name="Verbatim_20_Char">/Roms/GB/Metroid II.gb</text:span><text:line-break/><text:span text:style-name="Verbatim_20_Char">/Roms/SNES (SFC)/Super Metroid.sfc</text:span><text:line-break/><text:span text:style-name="Verbatim_20_Char">/Roms/GBA/Metroid Fusion.gba</text:span></text:p>
      <text:p text:style-name="Standard"><draw:rect text:anchor-type="as-char" style:rel-width="100%" draw:z-index="8" draw:style-name="gr1" draw:text-style-name="P30" svg:width="16.511cm" svg:height="0.054cm"><text:p/></draw:rect><text:bookmark-end text:name="c.-trimui-bricksmart-minui"/><text:bookmark-end text:name="ii.-trimui-devices"/></text:p>
      <text:h text:style-name="Heading_20_2" text:outline-level="2"><text:bookmark-start text:name="iii.-port-launching-methods"/><text:bookmark-start text:name="__RefHeading___Toc1780_3978247567"/><text:span text:style-name="T1">III. PORT LAUNCHING METHODS</text:span><text:bookmark-end text:name="__RefHeading___Toc1780_3978247567"/></text:h>
      <text:h text:style-name="Heading_20_3" text:outline-level="3"><text:bookmark-start text:name="a.-portmaster-universal-port-manager"/><text:bookmark-start text:name="__RefHeading___Toc1782_3978247567"/><text:span text:style-name="T1">A. PortMaster (Universal Port Manager)</text:span><text:bookmark-end text:name="__RefHeading___Toc1782_3978247567"/></text:h>
      <text:h text:style-name="Heading_20_4" text:outline-level="4"><text:bookmark-start text:name="installation-paths-by-firmware"/><text:bookmark-start text:name="__RefHeading___Toc1784_3978247567"/><text:span text:style-name="T1">Installation Paths by Firmware:</text:span><text:bookmark-end text:name="__RefHeading___Toc1784_3978247567"/></text:h>
      <table:table table:name="Table7" table:style-name="Table7">
        <table:table-column table:style-name="Table7.A"/>
        <table:table-column table:style-name="Table7.B"/>
        <table:table-header-rows>
          <table:table-row table:style-name="Table7.1">
            <table:table-cell table:style-name="Table7.A1" office:value-type="string">
              <text:p text:style-name="P1">Firmware</text:p>
            </table:table-cell>
            <table:table-cell table:style-name="Table7.A1" office:value-type="string">
              <text:p text:style-name="P1">PortMaster Location</text:p>
            </table:table-cell>
          </table:table-row>
        </table:table-header-rows>
        <table:table-row table:style-name="Table7.1">
          <table:table-cell table:style-name="Table7.A2" office:value-type="string">
            <text:p text:style-name="P1"><text:span text:style-name="T1">Knulli/Batocera</text:span></text:p>
          </table:table-cell>
          <table:table-cell table:style-name="Table7.B2" office:value-type="string">
            <text:p text:style-name="P2"><text:span text:style-name="Verbatim_20_Char"><text:span text:style-name="T2">/roms/ports/PortMaster</text:span></text:span><text:span text:style-name="T2"> or </text:span><text:span text:style-name="Verbatim_20_Char"><text:span text:style-name="T2">/opt/system/Tools/PortMaster/</text:span></text:span></text:p>
          </table:table-cell>
        </table:table-row>
        <table:table-row table:style-name="Table7.1">
          <table:table-cell table:style-name="Table7.A3" office:value-type="string">
            <text:p text:style-name="P1"><text:span text:style-name="T1">ArkOS</text:span></text:p>
          </table:table-cell>
          <table:table-cell table:style-name="Table7.B3" office:value-type="string">
            <text:p text:style-name="P2"><text:span text:style-name="Verbatim_20_Char"><text:span text:style-name="T2">/opt/tools/PortMaster/</text:span></text:span></text:p>
          </table:table-cell>
        </table:table-row>
        <table:table-row table:style-name="Table7.1">
          <table:table-cell table:style-name="Table7.A4" office:value-type="string">
            <text:p text:style-name="P1"><text:span text:style-name="T1">JELOS</text:span></text:p>
          </table:table-cell>
          <table:table-cell table:style-name="Table7.B4" office:value-type="string">
            <text:p text:style-name="P2"><text:span text:style-name="Verbatim_20_Char"><text:span text:style-name="T2">/roms/ports/PortMaster</text:span></text:span></text:p>
          </table:table-cell>
        </table:table-row>
        <table:table-row table:style-name="Table7.1">
          <table:table-cell table:style-name="Table7.A5" office:value-type="string">
            <text:p text:style-name="P1"><text:span text:style-name="T1">Stock systems</text:span></text:p>
          </table:table-cell>
          <table:table-cell table:style-name="Table7.B5" office:value-type="string">
            <text:p text:style-name="P2"><text:span text:style-name="Verbatim_20_Char"><text:span text:style-name="T2">/roms/ports/PortMaster</text:span></text:span><text:bookmark-end text:name="installation-paths-by-firmware"/></text:p>
          </table:table-cell>
        </table:table-row>
      </table:table>
      <text:h text:style-name="Heading_20_4" text:outline-level="4"><text:bookmark-start text:name="__RefHeading___Toc1786_3978247567"/><text:span text:style-name="T1">Shell Script Structure (.sh files):</text:span><text:bookmark-end text:name="__RefHeading___Toc1786_3978247567"/></text:h>
      <text:p text:style-name="First_20_Paragraph">Standard PortMaster script header:</text:p>
      <text:p text:style-name="Source_20_Code"><text:soft-page-break/><text:span text:style-name="CommentTok">#!/bin/bash</text:span><text:line-break/><text:line-break/><text:span text:style-name="ControlFlowTok">if</text:span><text:span text:style-name="NormalTok"> </text:span><text:span text:style-name="BuiltInTok">[</text:span><text:span text:style-name="NormalTok"> </text:span><text:span text:style-name="OtherTok">-d</text:span><text:span text:style-name="NormalTok"> </text:span><text:span text:style-name="StringTok">"/opt/system/Tools/PortMaster/"</text:span><text:span text:style-name="NormalTok"> </text:span><text:span text:style-name="BuiltInTok">]</text:span><text:span text:style-name="KeywordTok">;</text:span><text:span text:style-name="NormalTok"> </text:span><text:span text:style-name="ControlFlowTok">then</text:span><text:line-break/><text:span text:style-name="NormalTok"> <text:s/></text:span><text:span text:style-name="VariableTok">controlfolder</text:span><text:span text:style-name="OperatorTok">=</text:span><text:span text:style-name="StringTok">"/opt/system/Tools/PortMaster"</text:span><text:line-break/><text:span text:style-name="ControlFlowTok">elif</text:span><text:span text:style-name="NormalTok"> </text:span><text:span text:style-name="BuiltInTok">[</text:span><text:span text:style-name="NormalTok"> </text:span><text:span text:style-name="OtherTok">-d</text:span><text:span text:style-name="NormalTok"> </text:span><text:span text:style-name="StringTok">"/opt/tools/PortMaster/"</text:span><text:span text:style-name="NormalTok"> </text:span><text:span text:style-name="BuiltInTok">]</text:span><text:span text:style-name="KeywordTok">;</text:span><text:span text:style-name="NormalTok"> </text:span><text:span text:style-name="ControlFlowTok">then</text:span><text:line-break/><text:span text:style-name="NormalTok"> <text:s/></text:span><text:span text:style-name="VariableTok">controlfolder</text:span><text:span text:style-name="OperatorTok">=</text:span><text:span text:style-name="StringTok">"/opt/tools/PortMaster"</text:span><text:line-break/><text:span text:style-name="ControlFlowTok">else</text:span><text:line-break/><text:span text:style-name="NormalTok"> <text:s/></text:span><text:span text:style-name="VariableTok">controlfolder</text:span><text:span text:style-name="OperatorTok">=</text:span><text:span text:style-name="StringTok">"/roms/ports/PortMaster"</text:span><text:line-break/><text:span text:style-name="ControlFlowTok">fi</text:span><text:line-break/><text:line-break/><text:span text:style-name="BuiltInTok">source</text:span><text:span text:style-name="NormalTok"> </text:span><text:span text:style-name="VariableTok">$controlfolder</text:span><text:span text:style-name="NormalTok">/control.txt</text:span><text:line-break/><text:line-break/><text:span text:style-name="ExtensionTok">get_controls</text:span></text:p>
      <text:p text:style-name="First_20_Paragraph">This sources <text:span text:style-name="Verbatim_20_Char">$ESUDO</text:span>, <text:span text:style-name="Verbatim_20_Char">$directory</text:span>, <text:span text:style-name="Verbatim_20_Char">$param_device</text:span> and SDL controller configurations from control.txt</text:p>
      <text:h text:style-name="Heading_20_4" text:outline-level="4"><text:bookmark-start text:name="installation-methods"/><text:bookmark-start text:name="__RefHeading___Toc1788_3978247567"/><text:span text:style-name="T1">Installation Methods:</text:span><text:bookmark-end text:name="__RefHeading___Toc1788_3978247567"/></text:h>
      <text:list text:style-name="WWNum1014">
        <text:list-item text:start-value="1">
          <text:p text:style-name="P16"><text:span text:style-name="T1">Wi-Fi enabled devices:</text:span> Browse ports in PortMaster app and download directly</text:p>
        </text:list-item>
        <text:list-item>
          <text:p text:style-name="P16"><text:span text:style-name="T1">No Wi-Fi:</text:span> Download ZIP from PortMaster website, unzip to ROMS/ports folder</text:p>
        </text:list-item>
        <text:list-item>
          <text:p text:style-name="P16"><text:span text:style-name="T1">Manual:</text:span> Place Install.PortMaster.sh or Install.Full.PortMaster.sh in /roms/Ports/ and run<text:bookmark-end text:name="installation-methods"/></text:p>
        </text:list-item>
      </text:list>
      <text:h text:style-name="Heading_20_4" text:outline-level="4"><text:bookmark-start text:name="game-file-requirements"/><text:bookmark-start text:name="__RefHeading___Toc1790_3978247567"/><text:span text:style-name="T1">Game File Requirements:</text:span><text:bookmark-end text:name="__RefHeading___Toc1790_3978247567"/></text:h>
      <text:list text:continue-list="list102625092632966" text:style-name="WWNum1015">
        <text:list-item>
          <text:p text:style-name="P17">Each port has unique file list and folder structure to copy to port's folder on SD card</text:p>
        </text:list-item>
        <text:list-item>
          <text:p text:style-name="P17">Files must match port's specifications exactly</text:p>
        </text:list-item>
        <text:list-item>
          <text:p text:style-name="P17">Example: Half-Life requires "valve" folder copied to ports/Half-Life/valve</text:p>
        </text:list-item>
      </text:list>
      <text:p text:style-name="Standard"><draw:rect text:anchor-type="as-char" style:rel-width="100%" draw:z-index="9" draw:style-name="gr1" draw:text-style-name="P30" svg:width="16.511cm" svg:height="0.054cm"><text:p/></draw:rect><text:bookmark-end text:name="game-file-requirements"/><text:bookmark-end text:name="a.-portmaster-universal-port-manager"/></text:p>
      <text:h text:style-name="Heading_20_3" text:outline-level="3"><text:bookmark-start text:name="X57232b192547e0cacb89a67a546bfbd3aa5c588"/><text:bookmark-start text:name="__RefHeading___Toc1792_3978247567"/><text:span text:style-name="T1">B. Custom Shell Scripts (General Structure)</text:span><text:bookmark-end text:name="__RefHeading___Toc1792_3978247567"/></text:h>
      <text:p text:style-name="First_20_Paragraph"><text:span text:style-name="T1">Basic launcher script template:</text:span></text:p>
      <text:p text:style-name="Source_20_Code"><text:span text:style-name="CommentTok">#!/bin/bash</text:span><text:line-break/><text:span text:style-name="CommentTok"># Device detection and setup</text:span><text:line-break/><text:span text:style-name="CommentTok"># SDL configuration</text:span><text:line-break/><text:span text:style-name="CommentTok"># Launch command with parameters</text:span></text:p>
      <text:p text:style-name="First_20_Paragraph"><text:span text:style-name="T1">Key elements typically included:</text:span></text:p>
      <text:list text:continue-list="list102625970444257" text:style-name="WWNum1016">
        <text:list-item>
          <text:p text:style-name="P18">Shebang line (<text:span text:style-name="Verbatim_20_Char">#!/bin/bash</text:span>)</text:p>
        </text:list-item>
        <text:list-item>
          <text:p text:style-name="P18">Controller configuration</text:p>
        </text:list-item>
        <text:list-item>
          <text:p text:style-name="P18">Display/resolution settings</text:p>
        </text:list-item>
        <text:list-item>
          <text:p text:style-name="P18"><text:soft-page-break/>Governor/CPU settings</text:p>
        </text:list-item>
        <text:list-item>
          <text:p text:style-name="P18">Game executable path</text:p>
        </text:list-item>
        <text:list-item>
          <text:p text:style-name="P18">Clean-up on exit</text:p>
        </text:list-item>
      </text:list>
      <text:p text:style-name="Standard"><draw:rect text:anchor-type="as-char" style:rel-width="100%" draw:z-index="10" draw:style-name="gr1" draw:text-style-name="P30" svg:width="16.511cm" svg:height="0.054cm"><text:p/></draw:rect><text:bookmark-end text:name="X57232b192547e0cacb89a67a546bfbd3aa5c588"/><text:bookmark-end text:name="iii.-port-launching-methods"/></text:p>
      <text:h text:style-name="Heading_20_2" text:outline-level="2"><text:bookmark-start text:name="iv.-save-file-locations"/><text:bookmark-start text:name="__RefHeading___Toc1794_3978247567"/><text:span text:style-name="T1">IV. SAVE FILE LOCATIONS</text:span><text:bookmark-end text:name="__RefHeading___Toc1794_3978247567"/></text:h>
      <text:h text:style-name="Heading_20_3" text:outline-level="3"><text:bookmark-start text:name="by-firmware"/><text:bookmark-start text:name="__RefHeading___Toc1796_3978247567"/><text:span text:style-name="T1">By Firmware:</text:span><text:bookmark-end text:name="__RefHeading___Toc1796_3978247567"/></text:h>
      <table:table table:name="Table8" table:style-name="Table8">
        <table:table-column table:style-name="Table8.A" table:number-columns-repeated="3"/>
        <table:table-header-rows>
          <table:table-row table:style-name="Table8.1">
            <table:table-cell table:style-name="Table8.A1" office:value-type="string">
              <text:p text:style-name="P1">Firmware</text:p>
            </table:table-cell>
            <table:table-cell table:style-name="Table8.A1" office:value-type="string">
              <text:p text:style-name="P1">Save Location</text:p>
            </table:table-cell>
            <table:table-cell table:style-name="Table8.A1" office:value-type="string">
              <text:p text:style-name="P1">State Location</text:p>
            </table:table-cell>
          </table:table-row>
        </table:table-header-rows>
        <table:table-row table:style-name="Table8.1">
          <table:table-cell table:style-name="Table8.A2" office:value-type="string">
            <text:p text:style-name="P1"><text:span text:style-name="T1">Anbernic Stock</text:span></text:p>
          </table:table-cell>
          <table:table-cell table:style-name="Table8.B2" office:value-type="string">
            <text:p text:style-name="P2"><text:span text:style-name="Verbatim_20_Char"><text:span text:style-name="T2">/save/</text:span></text:span><text:span text:style-name="T2"> or </text:span><text:span text:style-name="Verbatim_20_Char"><text:span text:style-name="T2">/save_ra/</text:span></text:span></text:p>
          </table:table-cell>
          <table:table-cell table:style-name="Table8.C2" office:value-type="string">
            <text:p text:style-name="P2"><text:span text:style-name="Verbatim_20_Char"><text:span text:style-name="T2">/states_RA/Roms/[SYSTEM]/</text:span></text:span></text:p>
          </table:table-cell>
        </table:table-row>
        <table:table-row table:style-name="Table8.1">
          <table:table-cell table:style-name="Table8.A3" office:value-type="string">
            <text:p text:style-name="P1"><text:span text:style-name="T1">GarlicOS</text:span></text:p>
          </table:table-cell>
          <table:table-cell table:style-name="Table8.B3" office:value-type="string">
            <text:p text:style-name="P2"><text:span text:style-name="Verbatim_20_Char"><text:span text:style-name="T2">/Saves/</text:span></text:span></text:p>
          </table:table-cell>
          <table:table-cell table:style-name="Table8.C3" office:value-type="string">
            <text:p text:style-name="P2"><text:span text:style-name="Verbatim_20_Char"><text:span text:style-name="T2">/States/</text:span></text:span></text:p>
          </table:table-cell>
        </table:table-row>
        <table:table-row table:style-name="Table8.1">
          <table:table-cell table:style-name="Table8.A4" office:value-type="string">
            <text:p text:style-name="P1"><text:span text:style-name="T1">Knulli</text:span></text:p>
          </table:table-cell>
          <table:table-cell table:style-name="Table8.B4" office:value-type="string">
            <text:p text:style-name="P2"><text:span text:style-name="Verbatim_20_Char"><text:span text:style-name="T2">/userdata/saves/</text:span></text:span></text:p>
          </table:table-cell>
          <table:table-cell table:style-name="Table8.C4" office:value-type="string">
            <text:p text:style-name="P2"><text:span text:style-name="Verbatim_20_Char"><text:span text:style-name="T2">/userdata/saves/</text:span></text:span></text:p>
          </table:table-cell>
        </table:table-row>
        <table:table-row table:style-name="Table8.1">
          <table:table-cell table:style-name="Table8.A5" office:value-type="string">
            <text:p text:style-name="P1"><text:span text:style-name="T1">muOS</text:span></text:p>
          </table:table-cell>
          <table:table-cell table:style-name="Table8.B5" office:value-type="string">
            <text:p text:style-name="P2"><text:span text:style-name="Verbatim_20_Char"><text:span text:style-name="T2">/MUOS/save/</text:span></text:span></text:p>
          </table:table-cell>
          <table:table-cell table:style-name="Table8.C5" office:value-type="string">
            <text:p text:style-name="P1">Various by emulator</text:p>
          </table:table-cell>
        </table:table-row>
        <table:table-row table:style-name="Table8.1">
          <table:table-cell table:style-name="Table8.A6" office:value-type="string">
            <text:p text:style-name="P1"><text:span text:style-name="T1">TrimUI Stock</text:span></text:p>
          </table:table-cell>
          <table:table-cell table:style-name="Table8.B6" office:value-type="string">
            <text:p text:style-name="P1">System-specific</text:p>
          </table:table-cell>
          <table:table-cell table:style-name="Table8.C6" office:value-type="string">
            <text:p text:style-name="P1">Within emulator folders</text:p>
          </table:table-cell>
        </table:table-row>
        <table:table-row table:style-name="Table8.1">
          <table:table-cell table:style-name="Table8.A7" office:value-type="string">
            <text:p text:style-name="P1"><text:span text:style-name="T1">MinUI</text:span></text:p>
          </table:table-cell>
          <table:table-cell table:style-name="Table8.B7" office:value-type="string">
            <text:p text:style-name="P2"><text:span text:style-name="Verbatim_20_Char"><text:span text:style-name="T2">/Saves/</text:span></text:span></text:p>
          </table:table-cell>
          <table:table-cell table:style-name="Table8.C7" office:value-type="string">
            <text:p text:style-name="P1">Integrated</text:p>
          </table:table-cell>
        </table:table-row>
      </table:table>
      <text:p text:style-name="Standard"><draw:rect text:anchor-type="as-char" style:rel-width="100%" draw:z-index="11" draw:style-name="gr1" draw:text-style-name="P30" svg:width="0.003cm" svg:height="0.054cm"><text:p/></draw:rect><text:bookmark-end text:name="by-firmware"/><text:bookmark-end text:name="iv.-save-file-locations"/></text:p>
      <text:h text:style-name="Heading_20_2" text:outline-level="2"><text:bookmark-start text:name="v.-common-pitfalls-compatibility-notes"/><text:bookmark-start text:name="__RefHeading___Toc1798_3978247567"/><text:span text:style-name="T1">V. COMMON PITFALLS &amp; COMPATIBILITY NOTES</text:span><text:bookmark-end text:name="__RefHeading___Toc1798_3978247567"/></text:h>
      <text:h text:style-name="Heading_20_3" text:outline-level="3"><text:bookmark-start text:name="file-system-compatibility"/><text:bookmark-start text:name="__RefHeading___Toc1800_3978247567"/><text:span text:style-name="T1">File System Compatibility:</text:span><text:bookmark-end text:name="__RefHeading___Toc1800_3978247567"/></text:h>
      <text:list xml:id="list102626446895827" text:continue-list="list4063329360" text:style-name="WWNum1017">
        <text:list-item text:start-value="1">
          <text:p text:style-name="P29"><text:span text:style-name="T1">exFAT</text:span> (Default for most):</text:p>
        </text:list-item>
      </text:list>
      <text:list text:continue-list="list102626453213329" text:style-name="WWNum1018">
        <text:list-item>
          <text:list>
            <text:list-item>
              <text:p text:style-name="P19">Does NOT support symbolic links - some older PortMaster games may not work</text:p>
            </text:list-item>
            <text:list-item>
              <text:p text:style-name="P19">Windows-compatible</text:p>
            </text:list-item>
            <text:list-item>
              <text:p text:style-name="P19">Most modern ports use bind mounts instead</text:p>
            </text:list-item>
          </text:list>
        </text:list-item>
      </text:list>
      <text:list xml:id="list102625801121129" text:continue-list="list102626446895827" text:style-name="WWNum1017">
        <text:list-item>
          <text:p text:style-name="P29"><text:span text:style-name="T1">ext4</text:span> (Linux-native):</text:p>
        </text:list-item>
      </text:list>
      <text:list text:continue-list="list102626234430488" text:style-name="WWNum1019">
        <text:list-item>
          <text:list>
            <text:list-item>
              <text:p text:style-name="P20">Supports symbolic links</text:p>
            </text:list-item>
            <text:list-item>
              <text:p text:style-name="P20">Not readable by Windows without special software</text:p>
            </text:list-item>
            <text:list-item>
              <text:p text:style-name="P20">Better for advanced users</text:p>
            </text:list-item>
          </text:list>
        </text:list-item>
      </text:list>
      <text:list xml:id="list102626180773697" text:continue-list="list102625801121129" text:style-name="WWNum1017">
        <text:list-item>
          <text:p text:style-name="P29"><text:span text:style-name="T1">FAT32</text:span>:</text:p>
        </text:list-item>
      </text:list>
      <text:list text:continue-list="list102626742287986" text:style-name="WWNum1020">
        <text:list-item>
          <text:list>
            <text:list-item>
              <text:p text:style-name="P21">Universal compatibility</text:p>
            </text:list-item>
            <text:list-item>
              <text:p text:style-name="P21">4GB file size limit</text:p>
            </text:list-item>
            <text:list-item>
              <text:p text:style-name="P21">Most firmware supports<text:bookmark-end text:name="file-system-compatibility"/></text:p>
            </text:list-item>
          </text:list>
        </text:list-item>
      </text:list>
      <text:h text:style-name="Heading_20_3" text:outline-level="3"><text:bookmark-start text:name="imageartwork-formats"/><text:bookmark-start text:name="__RefHeading___Toc1802_3978247567"/><text:soft-page-break/><text:span text:style-name="T1">Image/Artwork Formats:</text:span><text:bookmark-end text:name="__RefHeading___Toc1802_3978247567"/></text:h>
      <text:list text:continue-list="list102626221850549" text:style-name="WWNum1021">
        <text:list-item>
          <text:p text:style-name="P22">PNG recommended for transparency</text:p>
        </text:list-item>
        <text:list-item>
          <text:p text:style-name="P22">JPG may not work with all themes</text:p>
        </text:list-item>
        <text:list-item>
          <text:p text:style-name="P22">Match filename exactly to ROM name (without extension)<text:bookmark-end text:name="imageartwork-formats"/></text:p>
        </text:list-item>
      </text:list>
      <text:h text:style-name="Heading_20_3" text:outline-level="3"><text:bookmark-start text:name="cross-firmware-compatibility"/><text:bookmark-start text:name="__RefHeading___Toc1804_3978247567"/><text:span text:style-name="T1">Cross-Firmware Compatibility:</text:span><text:bookmark-end text:name="__RefHeading___Toc1804_3978247567"/></text:h>
      <text:list text:continue-list="list102625597699606" text:style-name="WWNum1022">
        <text:list-item>
          <text:p text:style-name="P23">Knulli vs GarlicOS: Different ROM folder names/locations - requires migration script</text:p>
        </text:list-item>
        <text:list-item>
          <text:p text:style-name="P23">Save files generally portable if same emulator core used</text:p>
        </text:list-item>
        <text:list-item>
          <text:p text:style-name="P23">BIOS files universal if properly named<text:bookmark-end text:name="cross-firmware-compatibility"/></text:p>
        </text:list-item>
      </text:list>
      <text:h text:style-name="Heading_20_3" text:outline-level="3"><text:bookmark-start text:name="dual-sd-card-setups"/><text:bookmark-start text:name="__RefHeading___Toc1806_3978247567"/><text:span text:style-name="T1">Dual SD Card Setups:</text:span><text:bookmark-end text:name="__RefHeading___Toc1806_3978247567"/></text:h>
      <text:list text:continue-list="list102625307979371" text:style-name="WWNum1023">
        <text:list-item>
          <text:p text:style-name="P24">Most firmware supports OS on SD1, ROMs on SD2</text:p>
        </text:list-item>
        <text:list-item>
          <text:p text:style-name="P24">Can use pre-populated SD2 if folder structure matches firmware expectations</text:p>
        </text:list-item>
        <text:list-item>
          <text:p text:style-name="P24">Check device slot naming (TF1/TF2, SD1/SD2, INT/EXT)</text:p>
        </text:list-item>
      </text:list>
      <text:p text:style-name="Standard"><draw:rect text:anchor-type="as-char" style:rel-width="100%" draw:z-index="12" draw:style-name="gr1" draw:text-style-name="P30" svg:width="16.511cm" svg:height="0.054cm"><text:p/></draw:rect><text:bookmark-end text:name="dual-sd-card-setups"/><text:bookmark-end text:name="v.-common-pitfalls-compatibility-notes"/></text:p>
      <text:h text:style-name="Heading_20_2" text:outline-level="2"><text:bookmark-start text:name="X5ecc2c87d294394d920f1c6441d2fd317903983"/><text:bookmark-start text:name="__RefHeading___Toc1808_3978247567"/><text:span text:style-name="T1">VI. QUICK REFERENCE: PORTS FOLDER BY DEVICE</text:span><text:bookmark-end text:name="__RefHeading___Toc1808_3978247567"/></text:h>
      <table:table table:name="Table9" table:style-name="Table9">
        <table:table-column table:style-name="Table9.A"/>
        <table:table-column table:style-name="Table9.B"/>
        <table:table-header-rows>
          <table:table-row table:style-name="Table9.1">
            <table:table-cell table:style-name="Table9.A1" office:value-type="string">
              <text:p text:style-name="P1">Device/OS</text:p>
            </table:table-cell>
            <table:table-cell table:style-name="Table9.A1" office:value-type="string">
              <text:p text:style-name="P1">Ports Folder Location</text:p>
            </table:table-cell>
          </table:table-row>
        </table:table-header-rows>
        <table:table-row table:style-name="Table9.1">
          <table:table-cell table:style-name="Table9.A2" office:value-type="string">
            <text:p text:style-name="P1"><text:span text:style-name="T1">Knulli</text:span></text:p>
          </table:table-cell>
          <table:table-cell table:style-name="Table9.B2" office:value-type="string">
            <text:p text:style-name="P2"><text:span text:style-name="Verbatim_20_Char"><text:span text:style-name="T2">/roms/ports/</text:span></text:span></text:p>
          </table:table-cell>
        </table:table-row>
        <table:table-row table:style-name="Table9.1">
          <table:table-cell table:style-name="Table9.A3" office:value-type="string">
            <text:p text:style-name="P1"><text:span text:style-name="T1">muOS</text:span></text:p>
          </table:table-cell>
          <table:table-cell table:style-name="Table9.B3" office:value-type="string">
            <text:p text:style-name="P2"><text:span text:style-name="Verbatim_20_Char"><text:span text:style-name="T2">/roms/[any structure]</text:span></text:span><text:span text:style-name="T2"> - flexible</text:span></text:p>
          </table:table-cell>
        </table:table-row>
        <table:table-row table:style-name="Table9.1">
          <table:table-cell table:style-name="Table9.A4" office:value-type="string">
            <text:p text:style-name="P1"><text:span text:style-name="T1">TrimUI Stock</text:span></text:p>
          </table:table-cell>
          <table:table-cell table:style-name="Table9.B4" office:value-type="string">
            <text:p text:style-name="P2"><text:span text:style-name="Verbatim_20_Char"><text:span text:style-name="T2">/Ports/</text:span></text:span><text:span text:style-name="T2"> (SD root)</text:span></text:p>
          </table:table-cell>
        </table:table-row>
        <table:table-row table:style-name="Table9.1">
          <table:table-cell table:style-name="Table9.A5" office:value-type="string">
            <text:p text:style-name="P1"><text:span text:style-name="T1">MinUI (TrimUI)</text:span></text:p>
          </table:table-cell>
          <table:table-cell table:style-name="Table9.B5" office:value-type="string">
            <text:p text:style-name="P2"><text:span text:style-name="Verbatim_20_Char"><text:span text:style-name="T2">/Roms/Apps/PortMaster/</text:span></text:span></text:p>
          </table:table-cell>
        </table:table-row>
        <table:table-row table:style-name="Table9.1">
          <table:table-cell table:style-name="Table9.A6" office:value-type="string">
            <text:p text:style-name="P1"><text:span text:style-name="T1">GarlicOS</text:span></text:p>
          </table:table-cell>
          <table:table-cell table:style-name="Table9.B6" office:value-type="string">
            <text:p text:style-name="P1">Limited port support</text:p>
          </table:table-cell>
        </table:table-row>
        <table:table-row table:style-name="Table9.1">
          <table:table-cell table:style-name="Table9.A7" office:value-type="string">
            <text:p text:style-name="P1"><text:span text:style-name="T1">Anbernic Stock</text:span></text:p>
          </table:table-cell>
          <table:table-cell table:style-name="Table9.B7" office:value-type="string">
            <text:p text:style-name="P2"><text:span text:style-name="Verbatim_20_Char"><text:span text:style-name="T2">/Roms/PORTS/</text:span></text:span></text:p>
          </table:table-cell>
        </table:table-row>
      </table:table>
      <text:p text:style-name="Standard"><draw:rect text:anchor-type="as-char" style:rel-width="100%" draw:z-index="13" draw:style-name="gr1" draw:text-style-name="P30" svg:width="0.003cm" svg:height="0.054cm"><text:p/></draw:rect></text:p>
      <text:p text:style-name="First_20_Paragraph">This guide consolidates the most common configurations. Individual devices may have variations based on firmware version and customization. Always backup your data before making system changes, and consult device-specific documentation for edge cases.<text:bookmark-end text:name="X5ecc2c87d294394d920f1c6441d2fd317903983"/><text:bookmark-end text:name="Xd668f9e1e5b22bde6749031bc965b957ed58e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ptos" fo:font-size="12pt" fo:language="en" fo:country="US" style:letter-kerning="fals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loext:linked-style-name="Title_20_Char" style:class="chapter">
      <style:paragraph-properties fo:margin-top="0cm" fo:margin-bottom="0.141cm" style:contextual-spacing="true" fo:line-height="100%" fo:text-align="center" style:justify-single-word="false"/>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Author" style:family="paragraph" style:parent-style-name="Title" style:next-style-name="Text_20_body">
      <style:paragraph-properties fo:keep-together="always" fo:keep-with-next="always"/>
      <style:text-properties fo:font-size="12pt" style:font-size-asian="12pt" style:font-size-complex="12pt"/>
    </style:style>
    <style:style style:name="Date" style:family="paragraph" style:parent-style-name="Title" style:next-style-name="Text_20_body">
      <style:paragraph-properties fo:keep-together="always" fo:keep-with-next="always"/>
      <style:text-properties fo:font-size="12pt" style:font-size-asian="12pt" style:font-size-complex="12pt"/>
    </style:style>
    <style:style style:name="Abstract_20_Title" style:display-name="Abstract Title" style:family="paragraph" style:parent-style-name="Standard" style:next-style-name="Abstract">
      <style:paragraph-properties fo:margin-top="0.529cm" fo:margin-bottom="0cm"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176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Text_20_body"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Text_20_body"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Text_20_body"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Text_20_body"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Text_20_body"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847cm" fo:margin-right="0.847cm" fo:margin-top="0.176cm" fo:margin-bottom="0.176cm" style:contextual-spacing="false" fo:text-indent="0cm" style:auto-text-indent="false"/>
    </style:style>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141cm" style:contextual-spacing="false" fo:line-height="108%"/>
      <style:text-properties fo:color="#365f91" loext:opacity="100%" style:font-name="Aptos Display" fo:font-family="'Aptos Display'"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Symbol1"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9T09:13:19</meta:creation-date>
    <dc:date>2025-11-09T10:26:24.280167947</dc:date>
    <meta:generator>LibreOffice/7.4.7.2$Linux_X86_64 LibreOffice_project/40$Build-2</meta:generator>
    <meta:editing-duration>PT18M57S</meta:editing-duration>
    <meta:editing-cycles>1</meta:editing-cycles>
    <meta:document-statistic meta:table-count="9" meta:image-count="0" meta:object-count="0" meta:page-count="11" meta:paragraph-count="347" meta:word-count="1490" meta:character-count="10545" meta:non-whitespace-character-count="9392"/>
    <meta:user-defined meta:name="AppVersion">12.0000</meta:user-defined>
    <meta:template xlink:type="simple" xlink:actuate="onRequest" xlink:title="Normal.dotm" xlink:href=""/>
  </office:meta>
</office:document-meta>
</file>